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12.33mm"/>
    </style:style>
    <style:style style:name="co7" style:family="table-column">
      <style:table-column-properties fo:break-before="auto" style:column-width="53.18mm"/>
    </style:style>
    <style:style style:name="co8" style:family="table-column">
      <style:table-column-properties fo:break-before="auto" style:column-width="413.93mm"/>
    </style:style>
    <style:style style:name="co9" style:family="table-column">
      <style:table-column-properties fo:break-before="auto" style:column-width="302.2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cell-protect="none" style:print-content="true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style:cell-protect="none" style:print-content="true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15" style:family="table-cell" style:parent-style-name="Default">
      <style:table-cell-properties fo:background-color="transparent"/>
      <style:text-properties fo:color="#800000" style:font-name="Liberation Mono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style-name="ce1"/>
          <table:table-cell table:style-name="ce4" office:value-type="string" calcext:value-type="string">
            <text:p>Competition</text:p>
          </table:table-cell>
          <table:table-cell table:style-name="ce6"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table:style-name="ce5" office:value-type="string" calcext:value-type="string">
            <text:p>U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tion</text:p>
          </table:table-cell>
          <table:table-cell table:style-name="ce5" office:value-type="string" calcext:value-type="string">
            <text:p>Groups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G5</text:p>
          </table:table-cell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G7</text:p>
          </table:table-cell>
          <table:table-cell table:style-name="ce3" office:value-type="string" calcext:value-type="string">
            <text:p>G8</text:p>
          </table:table-cell>
          <table:table-cell table:style-name="ce3"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5"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visibility="collapse">
          <table:table-cell table:style-name="ce4" office:value-type="float" office:value="1" calcext:value-type="float">
            <text:p>1</text:p>
          </table:table-cell>
          <table:table-cell table:formula="of:=SUBSTITUTE(['TEAM NAMES'.B5];&quot;&quot;&quot;&quot;;&quot;'&quot;)">
            <text:p/>
          </table:table-cell>
          <table:table-cell table:formula="of:=SUBSTITUTE(['TEAM NAMES'.C5];&quot;&quot;&quot;&quot;;&quot;'&quot;)">
            <text:p/>
          </table:table-cell>
          <table:table-cell table:formula="of:=SUBSTITUTE(['TEAM NAMES'.D5];&quot;&quot;&quot;&quot;;&quot;'&quot;)">
            <text:p/>
          </table:table-cell>
          <table:table-cell table:formula="of:=SUBSTITUTE(['TEAM NAMES'.E5];&quot;&quot;&quot;&quot;;&quot;'&quot;)">
            <text:p/>
          </table:table-cell>
          <table:table-cell table:formula="of:=SUBSTITUTE(['TEAM NAMES'.F5];&quot;&quot;&quot;&quot;;&quot;'&quot;)">
            <text:p/>
          </table:table-cell>
          <table:table-cell table:formula="of:=SUBSTITUTE(['TEAM NAMES'.G5];&quot;&quot;&quot;&quot;;&quot;'&quot;)">
            <text:p/>
          </table:table-cell>
          <table:table-cell table:formula="of:=SUBSTITUTE(['TEAM NAMES'.H5];&quot;&quot;&quot;&quot;;&quot;'&quot;)">
            <text:p/>
          </table:table-cell>
          <table:table-cell table:formula="of:=SUBSTITUTE(['TEAM NAMES'.I5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2" calcext:value-type="float">
            <text:p>2</text:p>
          </table:table-cell>
          <table:table-cell table:formula="of:=SUBSTITUTE(['TEAM NAMES'.B6];&quot;&quot;&quot;&quot;;&quot;'&quot;)">
            <text:p/>
          </table:table-cell>
          <table:table-cell table:formula="of:=SUBSTITUTE(['TEAM NAMES'.C6];&quot;&quot;&quot;&quot;;&quot;'&quot;)">
            <text:p/>
          </table:table-cell>
          <table:table-cell table:formula="of:=SUBSTITUTE(['TEAM NAMES'.D6];&quot;&quot;&quot;&quot;;&quot;'&quot;)">
            <text:p/>
          </table:table-cell>
          <table:table-cell table:formula="of:=SUBSTITUTE(['TEAM NAMES'.E6];&quot;&quot;&quot;&quot;;&quot;'&quot;)">
            <text:p/>
          </table:table-cell>
          <table:table-cell table:formula="of:=SUBSTITUTE(['TEAM NAMES'.F6];&quot;&quot;&quot;&quot;;&quot;'&quot;)">
            <text:p/>
          </table:table-cell>
          <table:table-cell table:formula="of:=SUBSTITUTE(['TEAM NAMES'.G6];&quot;&quot;&quot;&quot;;&quot;'&quot;)">
            <text:p/>
          </table:table-cell>
          <table:table-cell table:formula="of:=SUBSTITUTE(['TEAM NAMES'.H6];&quot;&quot;&quot;&quot;;&quot;'&quot;)">
            <text:p/>
          </table:table-cell>
          <table:table-cell table:formula="of:=SUBSTITUTE(['TEAM NAMES'.I6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3" calcext:value-type="float">
            <text:p>3</text:p>
          </table:table-cell>
          <table:table-cell table:formula="of:=SUBSTITUTE(['TEAM NAMES'.B7];&quot;&quot;&quot;&quot;;&quot;'&quot;)">
            <text:p/>
          </table:table-cell>
          <table:table-cell table:formula="of:=SUBSTITUTE(['TEAM NAMES'.C7];&quot;&quot;&quot;&quot;;&quot;'&quot;)">
            <text:p/>
          </table:table-cell>
          <table:table-cell table:formula="of:=SUBSTITUTE(['TEAM NAMES'.D7];&quot;&quot;&quot;&quot;;&quot;'&quot;)">
            <text:p/>
          </table:table-cell>
          <table:table-cell table:formula="of:=SUBSTITUTE(['TEAM NAMES'.E7];&quot;&quot;&quot;&quot;;&quot;'&quot;)">
            <text:p/>
          </table:table-cell>
          <table:table-cell table:formula="of:=SUBSTITUTE(['TEAM NAMES'.F7];&quot;&quot;&quot;&quot;;&quot;'&quot;)">
            <text:p/>
          </table:table-cell>
          <table:table-cell table:formula="of:=SUBSTITUTE(['TEAM NAMES'.G7];&quot;&quot;&quot;&quot;;&quot;'&quot;)">
            <text:p/>
          </table:table-cell>
          <table:table-cell table:formula="of:=SUBSTITUTE(['TEAM NAMES'.H7];&quot;&quot;&quot;&quot;;&quot;'&quot;)">
            <text:p/>
          </table:table-cell>
          <table:table-cell table:formula="of:=SUBSTITUTE(['TEAM NAMES'.I7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4" calcext:value-type="float">
            <text:p>4</text:p>
          </table:table-cell>
          <table:table-cell table:formula="of:=SUBSTITUTE(['TEAM NAMES'.B8];&quot;&quot;&quot;&quot;;&quot;'&quot;)">
            <text:p/>
          </table:table-cell>
          <table:table-cell table:formula="of:=SUBSTITUTE(['TEAM NAMES'.C8];&quot;&quot;&quot;&quot;;&quot;'&quot;)">
            <text:p/>
          </table:table-cell>
          <table:table-cell table:formula="of:=SUBSTITUTE(['TEAM NAMES'.D8];&quot;&quot;&quot;&quot;;&quot;'&quot;)">
            <text:p/>
          </table:table-cell>
          <table:table-cell table:formula="of:=SUBSTITUTE(['TEAM NAMES'.E8];&quot;&quot;&quot;&quot;;&quot;'&quot;)">
            <text:p/>
          </table:table-cell>
          <table:table-cell table:formula="of:=SUBSTITUTE(['TEAM NAMES'.F8];&quot;&quot;&quot;&quot;;&quot;'&quot;)">
            <text:p/>
          </table:table-cell>
          <table:table-cell table:formula="of:=SUBSTITUTE(['TEAM NAMES'.G8];&quot;&quot;&quot;&quot;;&quot;'&quot;)">
            <text:p/>
          </table:table-cell>
          <table:table-cell table:formula="of:=SUBSTITUTE(['TEAM NAMES'.H8];&quot;&quot;&quot;&quot;;&quot;'&quot;)">
            <text:p/>
          </table:table-cell>
          <table:table-cell table:formula="of:=SUBSTITUTE(['TEAM NAMES'.I8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5" calcext:value-type="float">
            <text:p>5</text:p>
          </table:table-cell>
          <table:table-cell table:formula="of:=SUBSTITUTE(['TEAM NAMES'.B9];&quot;&quot;&quot;&quot;;&quot;'&quot;)">
            <text:p/>
          </table:table-cell>
          <table:table-cell table:formula="of:=SUBSTITUTE(['TEAM NAMES'.C9];&quot;&quot;&quot;&quot;;&quot;'&quot;)">
            <text:p/>
          </table:table-cell>
          <table:table-cell table:formula="of:=SUBSTITUTE(['TEAM NAMES'.D9];&quot;&quot;&quot;&quot;;&quot;'&quot;)">
            <text:p/>
          </table:table-cell>
          <table:table-cell table:formula="of:=SUBSTITUTE(['TEAM NAMES'.E9];&quot;&quot;&quot;&quot;;&quot;'&quot;)">
            <text:p/>
          </table:table-cell>
          <table:table-cell table:formula="of:=SUBSTITUTE(['TEAM NAMES'.F9];&quot;&quot;&quot;&quot;;&quot;'&quot;)">
            <text:p/>
          </table:table-cell>
          <table:table-cell table:formula="of:=SUBSTITUTE(['TEAM NAMES'.G9];&quot;&quot;&quot;&quot;;&quot;'&quot;)">
            <text:p/>
          </table:table-cell>
          <table:table-cell table:formula="of:=SUBSTITUTE(['TEAM NAMES'.H9];&quot;&quot;&quot;&quot;;&quot;'&quot;)">
            <text:p/>
          </table:table-cell>
          <table:table-cell table:formula="of:=SUBSTITUTE(['TEAM NAMES'.I9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6" calcext:value-type="float">
            <text:p>6</text:p>
          </table:table-cell>
          <table:table-cell table:formula="of:=SUBSTITUTE(['TEAM NAMES'.B10];&quot;&quot;&quot;&quot;;&quot;'&quot;)">
            <text:p/>
          </table:table-cell>
          <table:table-cell table:formula="of:=SUBSTITUTE(['TEAM NAMES'.C10];&quot;&quot;&quot;&quot;;&quot;'&quot;)">
            <text:p/>
          </table:table-cell>
          <table:table-cell table:formula="of:=SUBSTITUTE(['TEAM NAMES'.D10];&quot;&quot;&quot;&quot;;&quot;'&quot;)">
            <text:p/>
          </table:table-cell>
          <table:table-cell table:formula="of:=SUBSTITUTE(['TEAM NAMES'.E10];&quot;&quot;&quot;&quot;;&quot;'&quot;)">
            <text:p/>
          </table:table-cell>
          <table:table-cell table:formula="of:=SUBSTITUTE(['TEAM NAMES'.F10];&quot;&quot;&quot;&quot;;&quot;'&quot;)">
            <text:p/>
          </table:table-cell>
          <table:table-cell table:formula="of:=SUBSTITUTE(['TEAM NAMES'.G10];&quot;&quot;&quot;&quot;;&quot;'&quot;)">
            <text:p/>
          </table:table-cell>
          <table:table-cell table:formula="of:=SUBSTITUTE(['TEAM NAMES'.H10];&quot;&quot;&quot;&quot;;&quot;'&quot;)">
            <text:p/>
          </table:table-cell>
          <table:table-cell table:formula="of:=SUBSTITUTE(['TEAM NAMES'.I10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7" calcext:value-type="float">
            <text:p>7</text:p>
          </table:table-cell>
          <table:table-cell table:formula="of:=SUBSTITUTE(['TEAM NAMES'.B11];&quot;&quot;&quot;&quot;;&quot;'&quot;)">
            <text:p/>
          </table:table-cell>
          <table:table-cell table:formula="of:=SUBSTITUTE(['TEAM NAMES'.C11];&quot;&quot;&quot;&quot;;&quot;'&quot;)">
            <text:p/>
          </table:table-cell>
          <table:table-cell table:formula="of:=SUBSTITUTE(['TEAM NAMES'.D11];&quot;&quot;&quot;&quot;;&quot;'&quot;)">
            <text:p/>
          </table:table-cell>
          <table:table-cell table:formula="of:=SUBSTITUTE(['TEAM NAMES'.E11];&quot;&quot;&quot;&quot;;&quot;'&quot;)">
            <text:p/>
          </table:table-cell>
          <table:table-cell table:formula="of:=SUBSTITUTE(['TEAM NAMES'.F11];&quot;&quot;&quot;&quot;;&quot;'&quot;)">
            <text:p/>
          </table:table-cell>
          <table:table-cell table:formula="of:=SUBSTITUTE(['TEAM NAMES'.G11];&quot;&quot;&quot;&quot;;&quot;'&quot;)">
            <text:p/>
          </table:table-cell>
          <table:table-cell table:formula="of:=SUBSTITUTE(['TEAM NAMES'.H11];&quot;&quot;&quot;&quot;;&quot;'&quot;)">
            <text:p/>
          </table:table-cell>
          <table:table-cell table:formula="of:=SUBSTITUTE(['TEAM NAMES'.I11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8" calcext:value-type="float">
            <text:p>8</text:p>
          </table:table-cell>
          <table:table-cell table:formula="of:=SUBSTITUTE(['TEAM NAMES'.B12];&quot;&quot;&quot;&quot;;&quot;'&quot;)">
            <text:p/>
          </table:table-cell>
          <table:table-cell table:formula="of:=SUBSTITUTE(['TEAM NAMES'.C12];&quot;&quot;&quot;&quot;;&quot;'&quot;)">
            <text:p/>
          </table:table-cell>
          <table:table-cell table:formula="of:=SUBSTITUTE(['TEAM NAMES'.D12];&quot;&quot;&quot;&quot;;&quot;'&quot;)">
            <text:p/>
          </table:table-cell>
          <table:table-cell table:formula="of:=SUBSTITUTE(['TEAM NAMES'.E12];&quot;&quot;&quot;&quot;;&quot;'&quot;)">
            <text:p/>
          </table:table-cell>
          <table:table-cell table:formula="of:=SUBSTITUTE(['TEAM NAMES'.F12];&quot;&quot;&quot;&quot;;&quot;'&quot;)">
            <text:p/>
          </table:table-cell>
          <table:table-cell table:formula="of:=SUBSTITUTE(['TEAM NAMES'.G12];&quot;&quot;&quot;&quot;;&quot;'&quot;)">
            <text:p/>
          </table:table-cell>
          <table:table-cell table:formula="of:=SUBSTITUTE(['TEAM NAMES'.H12];&quot;&quot;&quot;&quot;;&quot;'&quot;)">
            <text:p/>
          </table:table-cell>
          <table:table-cell table:formula="of:=SUBSTITUTE(['TEAM NAMES'.I12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9" calcext:value-type="float">
            <text:p>9</text:p>
          </table:table-cell>
          <table:table-cell table:formula="of:=SUBSTITUTE(['TEAM NAMES'.B13];&quot;&quot;&quot;&quot;;&quot;'&quot;)">
            <text:p/>
          </table:table-cell>
          <table:table-cell table:formula="of:=SUBSTITUTE(['TEAM NAMES'.C13];&quot;&quot;&quot;&quot;;&quot;'&quot;)">
            <text:p/>
          </table:table-cell>
          <table:table-cell table:formula="of:=SUBSTITUTE(['TEAM NAMES'.D13];&quot;&quot;&quot;&quot;;&quot;'&quot;)">
            <text:p/>
          </table:table-cell>
          <table:table-cell table:formula="of:=SUBSTITUTE(['TEAM NAMES'.E13];&quot;&quot;&quot;&quot;;&quot;'&quot;)">
            <text:p/>
          </table:table-cell>
          <table:table-cell table:formula="of:=SUBSTITUTE(['TEAM NAMES'.F13];&quot;&quot;&quot;&quot;;&quot;'&quot;)">
            <text:p/>
          </table:table-cell>
          <table:table-cell table:formula="of:=SUBSTITUTE(['TEAM NAMES'.G13];&quot;&quot;&quot;&quot;;&quot;'&quot;)">
            <text:p/>
          </table:table-cell>
          <table:table-cell table:formula="of:=SUBSTITUTE(['TEAM NAMES'.H13];&quot;&quot;&quot;&quot;;&quot;'&quot;)">
            <text:p/>
          </table:table-cell>
          <table:table-cell table:formula="of:=SUBSTITUTE(['TEAM NAMES'.I13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10" calcext:value-type="float">
            <text:p>10</text:p>
          </table:table-cell>
          <table:table-cell table:formula="of:=SUBSTITUTE(['TEAM NAMES'.B14];&quot;&quot;&quot;&quot;;&quot;'&quot;)">
            <text:p/>
          </table:table-cell>
          <table:table-cell table:formula="of:=SUBSTITUTE(['TEAM NAMES'.C14];&quot;&quot;&quot;&quot;;&quot;'&quot;)">
            <text:p/>
          </table:table-cell>
          <table:table-cell table:formula="of:=SUBSTITUTE(['TEAM NAMES'.D14];&quot;&quot;&quot;&quot;;&quot;'&quot;)">
            <text:p/>
          </table:table-cell>
          <table:table-cell table:formula="of:=SUBSTITUTE(['TEAM NAMES'.E14];&quot;&quot;&quot;&quot;;&quot;'&quot;)">
            <text:p/>
          </table:table-cell>
          <table:table-cell table:formula="of:=SUBSTITUTE(['TEAM NAMES'.F14];&quot;&quot;&quot;&quot;;&quot;'&quot;)">
            <text:p/>
          </table:table-cell>
          <table:table-cell table:formula="of:=SUBSTITUTE(['TEAM NAMES'.G14];&quot;&quot;&quot;&quot;;&quot;'&quot;)">
            <text:p/>
          </table:table-cell>
          <table:table-cell table:formula="of:=SUBSTITUTE(['TEAM NAMES'.H14];&quot;&quot;&quot;&quot;;&quot;'&quot;)">
            <text:p/>
          </table:table-cell>
          <table:table-cell table:formula="of:=SUBSTITUTE(['TEAM NAMES'.I14];&quot;&quot;&quot;&quot;;&quot;'&quot;)">
            <text:p/>
          </table:table-cell>
          <table:table-cell table:number-columns-repeated="1015"/>
        </table:table-row>
        <table:table-row table:style-name="ro1" table:number-rows-repeated="1048454">
          <table:table-cell table:number-columns-repeated="1024"/>
        </table:table-row>
        <table:table-row table:style-name="ro2" table:number-rows-repeated="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Groups of 5 KO Format" table:style-name="ta1"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9"/>
        <table:table-column table:style-name="co5" table:visibility="collapse" table:default-cell-style-name="ce11"/>
        <table:table-column table:style-name="co6" table:visibility="collapse" table:default-cell-style-name="ce11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ce12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2 Groups of 5 KO Format'.C1];TRANSLATED_TEAM_NAMES;['2 Groups of 5 KO Format'.$B1]+1)">
            <text:p/>
          </table:table-cell>
          <table:table-cell table:style-name="ce10" table:formula="of:=VLOOKUP(['2 Groups of 5 KO Format'.D1];TRANSLATED_TEAM_NAMES;['2 Groups of 5 KO Format'.$B1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1] &amp; &quot;&quot;&quot;},&quot;&quot;tag&quot;&quot;:&quot;&quot;&quot; &amp; ['2 Groups of 5 KO Format'.A1] &amp; &quot;&quot;&quot;, &quot;&quot;homeTeam&quot;&quot;:&quot;&quot;&quot; &amp; ['2 Groups of 5 KO Format'.E1] &amp; &quot;&quot;&quot;, &quot;&quot;awayTeam&quot;&quot;:&quot;&quot;&quot; &amp; ['2 Groups of 5 KO Format'.F1] &amp; &quot;&quot;&quot;}&quot;" office:value-type="string" office:string-value="{&quot;__v&quot;:0,&quot;competition&quot;:{&quot;name&quot;:&quot;U11&quot;, &quot;section&quot;:&quot;Groups&quot;, &quot;group&quot;:&quot;1&quot;},&quot;tag&quot;:&quot;1&quot;, &quot;homeTeam&quot;:&quot;&quot;, &quot;awayTeam&quot;:&quot;&quot;}" calcext:value-type="string">
            <text:p>{"__v":0,"competition":{"name":"U11", "section":"Groups", "group":"1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2 Groups of 5 KO Format'.C2];TRANSLATED_TEAM_NAMES;['2 Groups of 5 KO Format'.$B2]+1)">
            <text:p/>
          </table:table-cell>
          <table:table-cell table:style-name="ce10" table:formula="of:=VLOOKUP(['2 Groups of 5 KO Format'.D2];TRANSLATED_TEAM_NAMES;['2 Groups of 5 KO Format'.$B2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2] &amp; &quot;&quot;&quot;},&quot;&quot;tag&quot;&quot;:&quot;&quot;&quot; &amp; ['2 Groups of 5 KO Format'.A2] &amp; &quot;&quot;&quot;, &quot;&quot;homeTeam&quot;&quot;:&quot;&quot;&quot; &amp; ['2 Groups of 5 KO Format'.E2] &amp; &quot;&quot;&quot;, &quot;&quot;awayTeam&quot;&quot;:&quot;&quot;&quot; &amp; ['2 Groups of 5 KO Format'.F2] &amp; &quot;&quot;&quot;}&quot;" office:value-type="string" office:string-value="{&quot;__v&quot;:0,&quot;competition&quot;:{&quot;name&quot;:&quot;U11&quot;, &quot;section&quot;:&quot;Groups&quot;, &quot;group&quot;:&quot;1&quot;},&quot;tag&quot;:&quot;2&quot;, &quot;homeTeam&quot;:&quot;&quot;, &quot;awayTeam&quot;:&quot;&quot;}" calcext:value-type="string">
            <text:p>{"__v":0,"competition":{"name":"U11", "section":"Groups", "group":"1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2 Groups of 5 KO Format'.C3];TRANSLATED_TEAM_NAMES;['2 Groups of 5 KO Format'.$B3]+1)">
            <text:p/>
          </table:table-cell>
          <table:table-cell table:style-name="ce10" table:formula="of:=VLOOKUP(['2 Groups of 5 KO Format'.D3];TRANSLATED_TEAM_NAMES;['2 Groups of 5 KO Format'.$B3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3] &amp; &quot;&quot;&quot;},&quot;&quot;tag&quot;&quot;:&quot;&quot;&quot; &amp; ['2 Groups of 5 KO Format'.A3] &amp; &quot;&quot;&quot;, &quot;&quot;homeTeam&quot;&quot;:&quot;&quot;&quot; &amp; ['2 Groups of 5 KO Format'.E3] &amp; &quot;&quot;&quot;, &quot;&quot;awayTeam&quot;&quot;:&quot;&quot;&quot; &amp; ['2 Groups of 5 KO Format'.F3] &amp; &quot;&quot;&quot;}&quot;" office:value-type="string" office:string-value="{&quot;__v&quot;:0,&quot;competition&quot;:{&quot;name&quot;:&quot;U11&quot;, &quot;section&quot;:&quot;Groups&quot;, &quot;group&quot;:&quot;1&quot;},&quot;tag&quot;:&quot;3&quot;, &quot;homeTeam&quot;:&quot;&quot;, &quot;awayTeam&quot;:&quot;&quot;}" calcext:value-type="string">
            <text:p>{"__v":0,"competition":{"name":"U11", "section":"Groups", "group":"1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2 Groups of 5 KO Format'.C4];TRANSLATED_TEAM_NAMES;['2 Groups of 5 KO Format'.$B4]+1)">
            <text:p/>
          </table:table-cell>
          <table:table-cell table:style-name="ce10" table:formula="of:=VLOOKUP(['2 Groups of 5 KO Format'.D4];TRANSLATED_TEAM_NAMES;['2 Groups of 5 KO Format'.$B4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4] &amp; &quot;&quot;&quot;},&quot;&quot;tag&quot;&quot;:&quot;&quot;&quot; &amp; ['2 Groups of 5 KO Format'.A4] &amp; &quot;&quot;&quot;, &quot;&quot;homeTeam&quot;&quot;:&quot;&quot;&quot; &amp; ['2 Groups of 5 KO Format'.E4] &amp; &quot;&quot;&quot;, &quot;&quot;awayTeam&quot;&quot;:&quot;&quot;&quot; &amp; ['2 Groups of 5 KO Format'.F4] &amp; &quot;&quot;&quot;}&quot;" office:value-type="string" office:string-value="{&quot;__v&quot;:0,&quot;competition&quot;:{&quot;name&quot;:&quot;U11&quot;, &quot;section&quot;:&quot;Groups&quot;, &quot;group&quot;:&quot;1&quot;},&quot;tag&quot;:&quot;4&quot;, &quot;homeTeam&quot;:&quot;&quot;, &quot;awayTeam&quot;:&quot;&quot;}" calcext:value-type="string">
            <text:p>{"__v":0,"competition":{"name":"U11", "section":"Groups", "group":"1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VLOOKUP(['2 Groups of 5 KO Format'.C5];TRANSLATED_TEAM_NAMES;['2 Groups of 5 KO Format'.$B5]+1)">
            <text:p/>
          </table:table-cell>
          <table:table-cell table:style-name="ce10" table:formula="of:=VLOOKUP(['2 Groups of 5 KO Format'.D5];TRANSLATED_TEAM_NAMES;['2 Groups of 5 KO Format'.$B5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5] &amp; &quot;&quot;&quot;},&quot;&quot;tag&quot;&quot;:&quot;&quot;&quot; &amp; ['2 Groups of 5 KO Format'.A5] &amp; &quot;&quot;&quot;, &quot;&quot;homeTeam&quot;&quot;:&quot;&quot;&quot; &amp; ['2 Groups of 5 KO Format'.E5] &amp; &quot;&quot;&quot;, &quot;&quot;awayTeam&quot;&quot;:&quot;&quot;&quot; &amp; ['2 Groups of 5 KO Format'.F5] &amp; &quot;&quot;&quot;}&quot;" office:value-type="string" office:string-value="{&quot;__v&quot;:0,&quot;competition&quot;:{&quot;name&quot;:&quot;U11&quot;, &quot;section&quot;:&quot;Groups&quot;, &quot;group&quot;:&quot;1&quot;},&quot;tag&quot;:&quot;5&quot;, &quot;homeTeam&quot;:&quot;&quot;, &quot;awayTeam&quot;:&quot;&quot;}" calcext:value-type="string">
            <text:p>{"__v":0,"competition":{"name":"U11", "section":"Groups", "group":"1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2 Groups of 5 KO Format'.C6];TRANSLATED_TEAM_NAMES;['2 Groups of 5 KO Format'.$B6]+1)">
            <text:p/>
          </table:table-cell>
          <table:table-cell table:style-name="ce10" table:formula="of:=VLOOKUP(['2 Groups of 5 KO Format'.D6];TRANSLATED_TEAM_NAMES;['2 Groups of 5 KO Format'.$B6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6] &amp; &quot;&quot;&quot;},&quot;&quot;tag&quot;&quot;:&quot;&quot;&quot; &amp; ['2 Groups of 5 KO Format'.A6] &amp; &quot;&quot;&quot;, &quot;&quot;homeTeam&quot;&quot;:&quot;&quot;&quot; &amp; ['2 Groups of 5 KO Format'.E6] &amp; &quot;&quot;&quot;, &quot;&quot;awayTeam&quot;&quot;:&quot;&quot;&quot; &amp; ['2 Groups of 5 KO Format'.F6] &amp; &quot;&quot;&quot;}&quot;" office:value-type="string" office:string-value="{&quot;__v&quot;:0,&quot;competition&quot;:{&quot;name&quot;:&quot;U11&quot;, &quot;section&quot;:&quot;Groups&quot;, &quot;group&quot;:&quot;1&quot;},&quot;tag&quot;:&quot;6&quot;, &quot;homeTeam&quot;:&quot;&quot;, &quot;awayTeam&quot;:&quot;&quot;}" calcext:value-type="string">
            <text:p>{"__v":0,"competition":{"name":"U11", "section":"Groups", "group":"1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2 Groups of 5 KO Format'.C7];TRANSLATED_TEAM_NAMES;['2 Groups of 5 KO Format'.$B7]+1)">
            <text:p/>
          </table:table-cell>
          <table:table-cell table:style-name="ce10" table:formula="of:=VLOOKUP(['2 Groups of 5 KO Format'.D7];TRANSLATED_TEAM_NAMES;['2 Groups of 5 KO Format'.$B7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7] &amp; &quot;&quot;&quot;},&quot;&quot;tag&quot;&quot;:&quot;&quot;&quot; &amp; ['2 Groups of 5 KO Format'.A7] &amp; &quot;&quot;&quot;, &quot;&quot;homeTeam&quot;&quot;:&quot;&quot;&quot; &amp; ['2 Groups of 5 KO Format'.E7] &amp; &quot;&quot;&quot;, &quot;&quot;awayTeam&quot;&quot;:&quot;&quot;&quot; &amp; ['2 Groups of 5 KO Format'.F7] &amp; &quot;&quot;&quot;}&quot;" office:value-type="string" office:string-value="{&quot;__v&quot;:0,&quot;competition&quot;:{&quot;name&quot;:&quot;U11&quot;, &quot;section&quot;:&quot;Groups&quot;, &quot;group&quot;:&quot;1&quot;},&quot;tag&quot;:&quot;7&quot;, &quot;homeTeam&quot;:&quot;&quot;, &quot;awayTeam&quot;:&quot;&quot;}" calcext:value-type="string">
            <text:p>{"__v":0,"competition":{"name":"U11", "section":"Groups", "group":"1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VLOOKUP(['2 Groups of 5 KO Format'.C8];TRANSLATED_TEAM_NAMES;['2 Groups of 5 KO Format'.$B8]+1)">
            <text:p/>
          </table:table-cell>
          <table:table-cell table:style-name="ce10" table:formula="of:=VLOOKUP(['2 Groups of 5 KO Format'.D8];TRANSLATED_TEAM_NAMES;['2 Groups of 5 KO Format'.$B8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8] &amp; &quot;&quot;&quot;},&quot;&quot;tag&quot;&quot;:&quot;&quot;&quot; &amp; ['2 Groups of 5 KO Format'.A8] &amp; &quot;&quot;&quot;, &quot;&quot;homeTeam&quot;&quot;:&quot;&quot;&quot; &amp; ['2 Groups of 5 KO Format'.E8] &amp; &quot;&quot;&quot;, &quot;&quot;awayTeam&quot;&quot;:&quot;&quot;&quot; &amp; ['2 Groups of 5 KO Format'.F8] &amp; &quot;&quot;&quot;}&quot;" office:value-type="string" office:string-value="{&quot;__v&quot;:0,&quot;competition&quot;:{&quot;name&quot;:&quot;U11&quot;, &quot;section&quot;:&quot;Groups&quot;, &quot;group&quot;:&quot;1&quot;},&quot;tag&quot;:&quot;8&quot;, &quot;homeTeam&quot;:&quot;&quot;, &quot;awayTeam&quot;:&quot;&quot;}" calcext:value-type="string">
            <text:p>{"__v":0,"competition":{"name":"U11", "section":"Groups", "group":"1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2 Groups of 5 KO Format'.C9];TRANSLATED_TEAM_NAMES;['2 Groups of 5 KO Format'.$B9]+1)">
            <text:p/>
          </table:table-cell>
          <table:table-cell table:style-name="ce10" table:formula="of:=VLOOKUP(['2 Groups of 5 KO Format'.D9];TRANSLATED_TEAM_NAMES;['2 Groups of 5 KO Format'.$B9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9] &amp; &quot;&quot;&quot;},&quot;&quot;tag&quot;&quot;:&quot;&quot;&quot; &amp; ['2 Groups of 5 KO Format'.A9] &amp; &quot;&quot;&quot;, &quot;&quot;homeTeam&quot;&quot;:&quot;&quot;&quot; &amp; ['2 Groups of 5 KO Format'.E9] &amp; &quot;&quot;&quot;, &quot;&quot;awayTeam&quot;&quot;:&quot;&quot;&quot; &amp; ['2 Groups of 5 KO Format'.F9] &amp; &quot;&quot;&quot;}&quot;" office:value-type="string" office:string-value="{&quot;__v&quot;:0,&quot;competition&quot;:{&quot;name&quot;:&quot;U11&quot;, &quot;section&quot;:&quot;Groups&quot;, &quot;group&quot;:&quot;1&quot;},&quot;tag&quot;:&quot;9&quot;, &quot;homeTeam&quot;:&quot;&quot;, &quot;awayTeam&quot;:&quot;&quot;}" calcext:value-type="string">
            <text:p>{"__v":0,"competition":{"name":"U11", "section":"Groups", "group":"1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2 Groups of 5 KO Format'.C10];TRANSLATED_TEAM_NAMES;['2 Groups of 5 KO Format'.$B10]+1)">
            <text:p/>
          </table:table-cell>
          <table:table-cell table:style-name="ce10" table:formula="of:=VLOOKUP(['2 Groups of 5 KO Format'.D10];TRANSLATED_TEAM_NAMES;['2 Groups of 5 KO Format'.$B10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10] &amp; &quot;&quot;&quot;},&quot;&quot;tag&quot;&quot;:&quot;&quot;&quot; &amp; ['2 Groups of 5 KO Format'.A10] &amp; &quot;&quot;&quot;, &quot;&quot;homeTeam&quot;&quot;:&quot;&quot;&quot; &amp; ['2 Groups of 5 KO Format'.E10] &amp; &quot;&quot;&quot;, &quot;&quot;awayTeam&quot;&quot;:&quot;&quot;&quot; &amp; ['2 Groups of 5 KO Format'.F10] &amp; &quot;&quot;&quot;}&quot;" office:value-type="string" office:string-value="{&quot;__v&quot;:0,&quot;competition&quot;:{&quot;name&quot;:&quot;U11&quot;, &quot;section&quot;:&quot;Groups&quot;, &quot;group&quot;:&quot;1&quot;},&quot;tag&quot;:&quot;10&quot;, &quot;homeTeam&quot;:&quot;&quot;, &quot;awayTeam&quot;:&quot;&quot;}" calcext:value-type="string">
            <text:p>{"__v":0,"competition":{"name":"U11", "section":"Groups", "group":"1"},"tag":"10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2 Groups of 5 KO Format'.C11];TRANSLATED_TEAM_NAMES;['2 Groups of 5 KO Format'.$B11]+1)">
            <text:p/>
          </table:table-cell>
          <table:table-cell table:style-name="ce10" table:formula="of:=VLOOKUP(['2 Groups of 5 KO Format'.D11];TRANSLATED_TEAM_NAMES;['2 Groups of 5 KO Format'.$B11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11] &amp; &quot;&quot;&quot;},&quot;&quot;tag&quot;&quot;:&quot;&quot;&quot; &amp; ['2 Groups of 5 KO Format'.A11] &amp; &quot;&quot;&quot;, &quot;&quot;homeTeam&quot;&quot;:&quot;&quot;&quot; &amp; ['2 Groups of 5 KO Format'.E11] &amp; &quot;&quot;&quot;, &quot;&quot;awayTeam&quot;&quot;:&quot;&quot;&quot; &amp; ['2 Groups of 5 KO Format'.F11] &amp; &quot;&quot;&quot;}&quot;" office:value-type="string" office:string-value="{&quot;__v&quot;:0,&quot;competition&quot;:{&quot;name&quot;:&quot;U11&quot;, &quot;section&quot;:&quot;Groups&quot;, &quot;group&quot;:&quot;2&quot;},&quot;tag&quot;:&quot;1&quot;, &quot;homeTeam&quot;:&quot;&quot;, &quot;awayTeam&quot;:&quot;&quot;}" calcext:value-type="string">
            <text:p>{"__v":0,"competition":{"name":"U11", "section":"Groups", "group":"2"},"tag":"1", "homeTeam":"", "awayTeam":""}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2 Groups of 5 KO Format'.C12];TRANSLATED_TEAM_NAMES;['2 Groups of 5 KO Format'.$B12]+1)">
            <text:p/>
          </table:table-cell>
          <table:table-cell table:style-name="ce10" table:formula="of:=VLOOKUP(['2 Groups of 5 KO Format'.D12];TRANSLATED_TEAM_NAMES;['2 Groups of 5 KO Format'.$B12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12] &amp; &quot;&quot;&quot;},&quot;&quot;tag&quot;&quot;:&quot;&quot;&quot; &amp; ['2 Groups of 5 KO Format'.A12] &amp; &quot;&quot;&quot;, &quot;&quot;homeTeam&quot;&quot;:&quot;&quot;&quot; &amp; ['2 Groups of 5 KO Format'.E12] &amp; &quot;&quot;&quot;, &quot;&quot;awayTeam&quot;&quot;:&quot;&quot;&quot; &amp; ['2 Groups of 5 KO Format'.F12] &amp; &quot;&quot;&quot;}&quot;" office:value-type="string" office:string-value="{&quot;__v&quot;:0,&quot;competition&quot;:{&quot;name&quot;:&quot;U11&quot;, &quot;section&quot;:&quot;Groups&quot;, &quot;group&quot;:&quot;2&quot;},&quot;tag&quot;:&quot;2&quot;, &quot;homeTeam&quot;:&quot;&quot;, &quot;awayTeam&quot;:&quot;&quot;}" calcext:value-type="string">
            <text:p>{"__v":0,"competition":{"name":"U11", "section":"Groups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2 Groups of 5 KO Format'.C13];TRANSLATED_TEAM_NAMES;['2 Groups of 5 KO Format'.$B13]+1)">
            <text:p/>
          </table:table-cell>
          <table:table-cell table:style-name="ce10" table:formula="of:=VLOOKUP(['2 Groups of 5 KO Format'.D13];TRANSLATED_TEAM_NAMES;['2 Groups of 5 KO Format'.$B13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13] &amp; &quot;&quot;&quot;},&quot;&quot;tag&quot;&quot;:&quot;&quot;&quot; &amp; ['2 Groups of 5 KO Format'.A13] &amp; &quot;&quot;&quot;, &quot;&quot;homeTeam&quot;&quot;:&quot;&quot;&quot; &amp; ['2 Groups of 5 KO Format'.E13] &amp; &quot;&quot;&quot;, &quot;&quot;awayTeam&quot;&quot;:&quot;&quot;&quot; &amp; ['2 Groups of 5 KO Format'.F13] &amp; &quot;&quot;&quot;}&quot;" office:value-type="string" office:string-value="{&quot;__v&quot;:0,&quot;competition&quot;:{&quot;name&quot;:&quot;U11&quot;, &quot;section&quot;:&quot;Groups&quot;, &quot;group&quot;:&quot;2&quot;},&quot;tag&quot;:&quot;3&quot;, &quot;homeTeam&quot;:&quot;&quot;, &quot;awayTeam&quot;:&quot;&quot;}" calcext:value-type="string">
            <text:p>{"__v":0,"competition":{"name":"U11", "section":"Groups", "group":"2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2 Groups of 5 KO Format'.C14];TRANSLATED_TEAM_NAMES;['2 Groups of 5 KO Format'.$B14]+1)">
            <text:p/>
          </table:table-cell>
          <table:table-cell table:style-name="ce10" table:formula="of:=VLOOKUP(['2 Groups of 5 KO Format'.D14];TRANSLATED_TEAM_NAMES;['2 Groups of 5 KO Format'.$B14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14] &amp; &quot;&quot;&quot;},&quot;&quot;tag&quot;&quot;:&quot;&quot;&quot; &amp; ['2 Groups of 5 KO Format'.A14] &amp; &quot;&quot;&quot;, &quot;&quot;homeTeam&quot;&quot;:&quot;&quot;&quot; &amp; ['2 Groups of 5 KO Format'.E14] &amp; &quot;&quot;&quot;, &quot;&quot;awayTeam&quot;&quot;:&quot;&quot;&quot; &amp; ['2 Groups of 5 KO Format'.F14] &amp; &quot;&quot;&quot;}&quot;" office:value-type="string" office:string-value="{&quot;__v&quot;:0,&quot;competition&quot;:{&quot;name&quot;:&quot;U11&quot;, &quot;section&quot;:&quot;Groups&quot;, &quot;group&quot;:&quot;2&quot;},&quot;tag&quot;:&quot;4&quot;, &quot;homeTeam&quot;:&quot;&quot;, &quot;awayTeam&quot;:&quot;&quot;}" calcext:value-type="string">
            <text:p>{"__v":0,"competition":{"name":"U11", "section":"Groups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VLOOKUP(['2 Groups of 5 KO Format'.C15];TRANSLATED_TEAM_NAMES;['2 Groups of 5 KO Format'.$B15]+1)">
            <text:p/>
          </table:table-cell>
          <table:table-cell table:style-name="ce10" table:formula="of:=VLOOKUP(['2 Groups of 5 KO Format'.D15];TRANSLATED_TEAM_NAMES;['2 Groups of 5 KO Format'.$B15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15] &amp; &quot;&quot;&quot;},&quot;&quot;tag&quot;&quot;:&quot;&quot;&quot; &amp; ['2 Groups of 5 KO Format'.A15] &amp; &quot;&quot;&quot;, &quot;&quot;homeTeam&quot;&quot;:&quot;&quot;&quot; &amp; ['2 Groups of 5 KO Format'.E15] &amp; &quot;&quot;&quot;, &quot;&quot;awayTeam&quot;&quot;:&quot;&quot;&quot; &amp; ['2 Groups of 5 KO Format'.F15] &amp; &quot;&quot;&quot;}&quot;" office:value-type="string" office:string-value="{&quot;__v&quot;:0,&quot;competition&quot;:{&quot;name&quot;:&quot;U11&quot;, &quot;section&quot;:&quot;Groups&quot;, &quot;group&quot;:&quot;2&quot;},&quot;tag&quot;:&quot;5&quot;, &quot;homeTeam&quot;:&quot;&quot;, &quot;awayTeam&quot;:&quot;&quot;}" calcext:value-type="string">
            <text:p>{"__v":0,"competition":{"name":"U11", "section":"Groups", "group":"2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2 Groups of 5 KO Format'.C16];TRANSLATED_TEAM_NAMES;['2 Groups of 5 KO Format'.$B16]+1)">
            <text:p/>
          </table:table-cell>
          <table:table-cell table:style-name="ce10" table:formula="of:=VLOOKUP(['2 Groups of 5 KO Format'.D16];TRANSLATED_TEAM_NAMES;['2 Groups of 5 KO Format'.$B16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16] &amp; &quot;&quot;&quot;},&quot;&quot;tag&quot;&quot;:&quot;&quot;&quot; &amp; ['2 Groups of 5 KO Format'.A16] &amp; &quot;&quot;&quot;, &quot;&quot;homeTeam&quot;&quot;:&quot;&quot;&quot; &amp; ['2 Groups of 5 KO Format'.E16] &amp; &quot;&quot;&quot;, &quot;&quot;awayTeam&quot;&quot;:&quot;&quot;&quot; &amp; ['2 Groups of 5 KO Format'.F16] &amp; &quot;&quot;&quot;}&quot;" office:value-type="string" office:string-value="{&quot;__v&quot;:0,&quot;competition&quot;:{&quot;name&quot;:&quot;U11&quot;, &quot;section&quot;:&quot;Groups&quot;, &quot;group&quot;:&quot;2&quot;},&quot;tag&quot;:&quot;6&quot;, &quot;homeTeam&quot;:&quot;&quot;, &quot;awayTeam&quot;:&quot;&quot;}" calcext:value-type="string">
            <text:p>{"__v":0,"competition":{"name":"U11", "section":"Groups", "group":"2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2 Groups of 5 KO Format'.C17];TRANSLATED_TEAM_NAMES;['2 Groups of 5 KO Format'.$B17]+1)">
            <text:p/>
          </table:table-cell>
          <table:table-cell table:style-name="ce10" table:formula="of:=VLOOKUP(['2 Groups of 5 KO Format'.D17];TRANSLATED_TEAM_NAMES;['2 Groups of 5 KO Format'.$B17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17] &amp; &quot;&quot;&quot;},&quot;&quot;tag&quot;&quot;:&quot;&quot;&quot; &amp; ['2 Groups of 5 KO Format'.A17] &amp; &quot;&quot;&quot;, &quot;&quot;homeTeam&quot;&quot;:&quot;&quot;&quot; &amp; ['2 Groups of 5 KO Format'.E17] &amp; &quot;&quot;&quot;, &quot;&quot;awayTeam&quot;&quot;:&quot;&quot;&quot; &amp; ['2 Groups of 5 KO Format'.F17] &amp; &quot;&quot;&quot;}&quot;" office:value-type="string" office:string-value="{&quot;__v&quot;:0,&quot;competition&quot;:{&quot;name&quot;:&quot;U11&quot;, &quot;section&quot;:&quot;Groups&quot;, &quot;group&quot;:&quot;2&quot;},&quot;tag&quot;:&quot;7&quot;, &quot;homeTeam&quot;:&quot;&quot;, &quot;awayTeam&quot;:&quot;&quot;}" calcext:value-type="string">
            <text:p>{"__v":0,"competition":{"name":"U11", "section":"Groups", "group":"2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VLOOKUP(['2 Groups of 5 KO Format'.C18];TRANSLATED_TEAM_NAMES;['2 Groups of 5 KO Format'.$B18]+1)">
            <text:p/>
          </table:table-cell>
          <table:table-cell table:style-name="ce10" table:formula="of:=VLOOKUP(['2 Groups of 5 KO Format'.D18];TRANSLATED_TEAM_NAMES;['2 Groups of 5 KO Format'.$B18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18] &amp; &quot;&quot;&quot;},&quot;&quot;tag&quot;&quot;:&quot;&quot;&quot; &amp; ['2 Groups of 5 KO Format'.A18] &amp; &quot;&quot;&quot;, &quot;&quot;homeTeam&quot;&quot;:&quot;&quot;&quot; &amp; ['2 Groups of 5 KO Format'.E18] &amp; &quot;&quot;&quot;, &quot;&quot;awayTeam&quot;&quot;:&quot;&quot;&quot; &amp; ['2 Groups of 5 KO Format'.F18] &amp; &quot;&quot;&quot;}&quot;" office:value-type="string" office:string-value="{&quot;__v&quot;:0,&quot;competition&quot;:{&quot;name&quot;:&quot;U11&quot;, &quot;section&quot;:&quot;Groups&quot;, &quot;group&quot;:&quot;2&quot;},&quot;tag&quot;:&quot;8&quot;, &quot;homeTeam&quot;:&quot;&quot;, &quot;awayTeam&quot;:&quot;&quot;}" calcext:value-type="string">
            <text:p>{"__v":0,"competition":{"name":"U11", "section":"Groups", "group":"2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2 Groups of 5 KO Format'.C19];TRANSLATED_TEAM_NAMES;['2 Groups of 5 KO Format'.$B19]+1)">
            <text:p/>
          </table:table-cell>
          <table:table-cell table:style-name="ce10" table:formula="of:=VLOOKUP(['2 Groups of 5 KO Format'.D19];TRANSLATED_TEAM_NAMES;['2 Groups of 5 KO Format'.$B19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19] &amp; &quot;&quot;&quot;},&quot;&quot;tag&quot;&quot;:&quot;&quot;&quot; &amp; ['2 Groups of 5 KO Format'.A19] &amp; &quot;&quot;&quot;, &quot;&quot;homeTeam&quot;&quot;:&quot;&quot;&quot; &amp; ['2 Groups of 5 KO Format'.E19] &amp; &quot;&quot;&quot;, &quot;&quot;awayTeam&quot;&quot;:&quot;&quot;&quot; &amp; ['2 Groups of 5 KO Format'.F19] &amp; &quot;&quot;&quot;}&quot;" office:value-type="string" office:string-value="{&quot;__v&quot;:0,&quot;competition&quot;:{&quot;name&quot;:&quot;U11&quot;, &quot;section&quot;:&quot;Groups&quot;, &quot;group&quot;:&quot;2&quot;},&quot;tag&quot;:&quot;9&quot;, &quot;homeTeam&quot;:&quot;&quot;, &quot;awayTeam&quot;:&quot;&quot;}" calcext:value-type="string">
            <text:p>{"__v":0,"competition":{"name":"U11", "section":"Groups", "group":"2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2 Groups of 5 KO Format'.C20];TRANSLATED_TEAM_NAMES;['2 Groups of 5 KO Format'.$B20]+1)">
            <text:p/>
          </table:table-cell>
          <table:table-cell table:style-name="ce10" table:formula="of:=VLOOKUP(['2 Groups of 5 KO Format'.D20];TRANSLATED_TEAM_NAMES;['2 Groups of 5 KO Format'.$B20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2 Groups of 5 KO Format'.B20] &amp; &quot;&quot;&quot;},&quot;&quot;tag&quot;&quot;:&quot;&quot;&quot; &amp; ['2 Groups of 5 KO Format'.A20] &amp; &quot;&quot;&quot;, &quot;&quot;homeTeam&quot;&quot;:&quot;&quot;&quot; &amp; ['2 Groups of 5 KO Format'.E20] &amp; &quot;&quot;&quot;, &quot;&quot;awayTeam&quot;&quot;:&quot;&quot;&quot; &amp; ['2 Groups of 5 KO Format'.F20] &amp; &quot;&quot;&quot;}&quot;" office:value-type="string" office:string-value="{&quot;__v&quot;:0,&quot;competition&quot;:{&quot;name&quot;:&quot;U11&quot;, &quot;section&quot;:&quot;Groups&quot;, &quot;group&quot;:&quot;2&quot;},&quot;tag&quot;:&quot;10&quot;, &quot;homeTeam&quot;:&quot;&quot;, &quot;awayTeam&quot;:&quot;&quot;}" calcext:value-type="string">
            <text:p>{"__v":0,"competition":{"name":"U11", "section":"Groups", "group":"2"},"tag":"10", "homeTeam":"", "awayTeam":""}</text:p>
          </table:table-cell>
        </table:table-row>
        <table:table-row table:style-name="ro1">
          <table:table-cell office:value-type="string" calcext:value-type="string">
            <text:p>21-PO1</text:p>
          </table:table-cell>
          <table:table-cell/>
          <table:table-cell table:style-name="Default" table:number-columns-repeated="2"/>
          <table:table-cell table:style-name="ce10" table:formula="of:=AGE_GROUP&amp;&quot;_&quot;&amp;SECTION&amp;&quot;_G1_P4&quot;" office:value-type="string" office:string-value="U11_Groups_G1_P4" calcext:value-type="string">
            <text:p>U11_Groups_G1_P4</text:p>
          </table:table-cell>
          <table:table-cell table:style-name="ce10" table:formula="of:=AGE_GROUP&amp;&quot;_&quot;&amp;SECTION&amp;&quot;_G2_P5&quot;" office:value-type="string" office:string-value="U11_Groups_G2_P5" calcext:value-type="string">
            <text:p>U11_Groups_G2_P5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},&quot;&quot;tag&quot;&quot;:&quot;&quot;&quot; &amp; ['2 Groups of 5 KO Format'.A21] &amp; &quot;&quot;&quot;, &quot;&quot;homeTeam&quot;&quot;:&quot;&quot;&quot; &amp; ['2 Groups of 5 KO Format'.E21] &amp; &quot;&quot;&quot;, &quot;&quot;awayTeam&quot;&quot;:&quot;&quot;&quot; &amp; ['2 Groups of 5 KO Format'.F21] &amp; &quot;&quot;&quot;}&quot;" office:value-type="string" office:string-value="{&quot;__v&quot;:0,&quot;competition&quot;:{&quot;name&quot;:&quot;U11&quot;, &quot;section&quot;:&quot;Groups&quot;},&quot;tag&quot;:&quot;21-PO1&quot;, &quot;homeTeam&quot;:&quot;U11_Groups_G1_P4&quot;, &quot;awayTeam&quot;:&quot;U11_Groups_G2_P5&quot;}" calcext:value-type="string">
            <text:p>{"__v":0,"competition":{"name":"U11", "section":"Groups"},"tag":"21-PO1", "homeTeam":"U11_Groups_G1_P4", "awayTeam":"U11_Groups_G2_P5"}</text:p>
          </table:table-cell>
        </table:table-row>
        <table:table-row table:style-name="ro1">
          <table:table-cell office:value-type="string" calcext:value-type="string">
            <text:p>22-PO2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G2_P4&quot;" office:value-type="string" office:string-value="U11_Groups_G2_P4" calcext:value-type="string">
            <text:p>U11_Groups_G2_P4</text:p>
          </table:table-cell>
          <table:table-cell table:style-name="ce10" table:formula="of:=AGE_GROUP&amp;&quot;_&quot;&amp;SECTION&amp;&quot;_G1_P5&quot;" office:value-type="string" office:string-value="U11_Groups_G1_P5" calcext:value-type="string">
            <text:p>U11_Groups_G1_P5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},&quot;&quot;tag&quot;&quot;:&quot;&quot;&quot; &amp; ['2 Groups of 5 KO Format'.A22] &amp; &quot;&quot;&quot;, &quot;&quot;homeTeam&quot;&quot;:&quot;&quot;&quot; &amp; ['2 Groups of 5 KO Format'.E22] &amp; &quot;&quot;&quot;, &quot;&quot;awayTeam&quot;&quot;:&quot;&quot;&quot; &amp; ['2 Groups of 5 KO Format'.F22] &amp; &quot;&quot;&quot;}&quot;" office:value-type="string" office:string-value="{&quot;__v&quot;:0,&quot;competition&quot;:{&quot;name&quot;:&quot;U11&quot;, &quot;section&quot;:&quot;Groups&quot;},&quot;tag&quot;:&quot;22-PO2&quot;, &quot;homeTeam&quot;:&quot;U11_Groups_G2_P4&quot;, &quot;awayTeam&quot;:&quot;U11_Groups_G1_P5&quot;}" calcext:value-type="string">
            <text:p>{"__v":0,"competition":{"name":"U11", "section":"Groups"},"tag":"22-PO2", "homeTeam":"U11_Groups_G2_P4", "awayTeam":"U11_Groups_G1_P5"}</text:p>
          </table:table-cell>
        </table:table-row>
        <table:table-row table:style-name="ro1">
          <table:table-cell office:value-type="string" calcext:value-type="string">
            <text:p>23-QF1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G1_P2&quot;" office:value-type="string" office:string-value="U11_Groups_G1_P2" calcext:value-type="string">
            <text:p>U11_Groups_G1_P2</text:p>
          </table:table-cell>
          <table:table-cell table:style-name="ce10" table:formula="of:=AGE_GROUP&amp;&quot;_&quot;&amp;SECTION&amp;&quot;_G2_P3&quot;" office:value-type="string" office:string-value="U11_Groups_G2_P3" calcext:value-type="string">
            <text:p>U11_Groups_G2_P3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},&quot;&quot;tag&quot;&quot;:&quot;&quot;&quot; &amp; ['2 Groups of 5 KO Format'.A23] &amp; &quot;&quot;&quot;, &quot;&quot;homeTeam&quot;&quot;:&quot;&quot;&quot; &amp; ['2 Groups of 5 KO Format'.E23] &amp; &quot;&quot;&quot;, &quot;&quot;awayTeam&quot;&quot;:&quot;&quot;&quot; &amp; ['2 Groups of 5 KO Format'.F23] &amp; &quot;&quot;&quot;}&quot;" office:value-type="string" office:string-value="{&quot;__v&quot;:0,&quot;competition&quot;:{&quot;name&quot;:&quot;U11&quot;, &quot;section&quot;:&quot;Groups&quot;},&quot;tag&quot;:&quot;23-QF1&quot;, &quot;homeTeam&quot;:&quot;U11_Groups_G1_P2&quot;, &quot;awayTeam&quot;:&quot;U11_Groups_G2_P3&quot;}" calcext:value-type="string">
            <text:p>{"__v":0,"competition":{"name":"U11", "section":"Groups"},"tag":"23-QF1", "homeTeam":"U11_Groups_G1_P2", "awayTeam":"U11_Groups_G2_P3"}</text:p>
          </table:table-cell>
        </table:table-row>
        <table:table-row table:style-name="ro1">
          <table:table-cell office:value-type="string" calcext:value-type="string">
            <text:p>24-QF2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G2_P2&quot;" office:value-type="string" office:string-value="U11_Groups_G2_P2" calcext:value-type="string">
            <text:p>U11_Groups_G2_P2</text:p>
          </table:table-cell>
          <table:table-cell table:style-name="ce10" table:formula="of:=AGE_GROUP&amp;&quot;_&quot;&amp;SECTION&amp;&quot;_G1_P3&quot;" office:value-type="string" office:string-value="U11_Groups_G1_P3" calcext:value-type="string">
            <text:p>U11_Groups_G1_P3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},&quot;&quot;tag&quot;&quot;:&quot;&quot;&quot; &amp; ['2 Groups of 5 KO Format'.A24] &amp; &quot;&quot;&quot;, &quot;&quot;homeTeam&quot;&quot;:&quot;&quot;&quot; &amp; ['2 Groups of 5 KO Format'.E24] &amp; &quot;&quot;&quot;, &quot;&quot;awayTeam&quot;&quot;:&quot;&quot;&quot; &amp; ['2 Groups of 5 KO Format'.F24] &amp; &quot;&quot;&quot;}&quot;" office:value-type="string" office:string-value="{&quot;__v&quot;:0,&quot;competition&quot;:{&quot;name&quot;:&quot;U11&quot;, &quot;section&quot;:&quot;Groups&quot;},&quot;tag&quot;:&quot;24-QF2&quot;, &quot;homeTeam&quot;:&quot;U11_Groups_G2_P2&quot;, &quot;awayTeam&quot;:&quot;U11_Groups_G1_P3&quot;}" calcext:value-type="string">
            <text:p>{"__v":0,"competition":{"name":"U11", "section":"Groups"},"tag":"24-QF2", "homeTeam":"U11_Groups_G2_P2", "awayTeam":"U11_Groups_G1_P3"}</text:p>
          </table:table-cell>
        </table:table-row>
        <table:table-row table:style-name="ro1">
          <table:table-cell office:value-type="string" calcext:value-type="string">
            <text:p>25-QF3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G1_P1&quot;" office:value-type="string" office:string-value="U11_Groups_G1_P1" calcext:value-type="string">
            <text:p>U11_Groups_G1_P1</text:p>
          </table:table-cell>
          <table:table-cell table:style-name="ce10" table:formula="of:=AGE_GROUP&amp;&quot;_&quot;&amp;SECTION&amp;&quot;_PO1&quot;" office:value-type="string" office:string-value="U11_Groups_PO1" calcext:value-type="string">
            <text:p>U11_Groups_PO1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},&quot;&quot;tag&quot;&quot;:&quot;&quot;&quot; &amp; ['2 Groups of 5 KO Format'.A25] &amp; &quot;&quot;&quot;, &quot;&quot;homeTeam&quot;&quot;:&quot;&quot;&quot; &amp; ['2 Groups of 5 KO Format'.E25] &amp; &quot;&quot;&quot;, &quot;&quot;awayTeam&quot;&quot;:&quot;&quot;&quot; &amp; ['2 Groups of 5 KO Format'.F25] &amp; &quot;&quot;&quot;}&quot;" office:value-type="string" office:string-value="{&quot;__v&quot;:0,&quot;competition&quot;:{&quot;name&quot;:&quot;U11&quot;, &quot;section&quot;:&quot;Groups&quot;},&quot;tag&quot;:&quot;25-QF3&quot;, &quot;homeTeam&quot;:&quot;U11_Groups_G1_P1&quot;, &quot;awayTeam&quot;:&quot;U11_Groups_PO1&quot;}" calcext:value-type="string">
            <text:p>{"__v":0,"competition":{"name":"U11", "section":"Groups"},"tag":"25-QF3", "homeTeam":"U11_Groups_G1_P1", "awayTeam":"U11_Groups_PO1"}</text:p>
          </table:table-cell>
        </table:table-row>
        <table:table-row table:style-name="ro1">
          <table:table-cell office:value-type="string" calcext:value-type="string">
            <text:p>26-QF4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G2_P1&quot;" office:value-type="string" office:string-value="U11_Groups_G2_P1" calcext:value-type="string">
            <text:p>U11_Groups_G2_P1</text:p>
          </table:table-cell>
          <table:table-cell table:style-name="ce10" table:formula="of:=AGE_GROUP&amp;&quot;_&quot;&amp;SECTION&amp;&quot;_PO2&quot;" office:value-type="string" office:string-value="U11_Groups_PO2" calcext:value-type="string">
            <text:p>U11_Groups_PO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},&quot;&quot;tag&quot;&quot;:&quot;&quot;&quot; &amp; ['2 Groups of 5 KO Format'.A26] &amp; &quot;&quot;&quot;, &quot;&quot;homeTeam&quot;&quot;:&quot;&quot;&quot; &amp; ['2 Groups of 5 KO Format'.E26] &amp; &quot;&quot;&quot;, &quot;&quot;awayTeam&quot;&quot;:&quot;&quot;&quot; &amp; ['2 Groups of 5 KO Format'.F26] &amp; &quot;&quot;&quot;}&quot;" office:value-type="string" office:string-value="{&quot;__v&quot;:0,&quot;competition&quot;:{&quot;name&quot;:&quot;U11&quot;, &quot;section&quot;:&quot;Groups&quot;},&quot;tag&quot;:&quot;26-QF4&quot;, &quot;homeTeam&quot;:&quot;U11_Groups_G2_P1&quot;, &quot;awayTeam&quot;:&quot;U11_Groups_PO2&quot;}" calcext:value-type="string">
            <text:p>{"__v":0,"competition":{"name":"U11", "section":"Groups"},"tag":"26-QF4", "homeTeam":"U11_Groups_G2_P1", "awayTeam":"U11_Groups_PO2"}</text:p>
          </table:table-cell>
        </table:table-row>
        <table:table-row table:style-name="ro1">
          <table:table-cell office:value-type="string" calcext:value-type="string">
            <text:p>27-SF1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QF1&quot;" office:value-type="string" office:string-value="U11_Groups_QF1" calcext:value-type="string">
            <text:p>U11_Groups_QF1</text:p>
          </table:table-cell>
          <table:table-cell table:style-name="ce10" table:formula="of:=AGE_GROUP&amp;&quot;_&quot;&amp;SECTION&amp;&quot;_QF4&quot;" office:value-type="string" office:string-value="U11_Groups_QF4" calcext:value-type="string">
            <text:p>U11_Groups_QF4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},&quot;&quot;tag&quot;&quot;:&quot;&quot;&quot; &amp; ['2 Groups of 5 KO Format'.A27] &amp; &quot;&quot;&quot;, &quot;&quot;homeTeam&quot;&quot;:&quot;&quot;&quot; &amp; ['2 Groups of 5 KO Format'.E27] &amp; &quot;&quot;&quot;, &quot;&quot;awayTeam&quot;&quot;:&quot;&quot;&quot; &amp; ['2 Groups of 5 KO Format'.F27] &amp; &quot;&quot;&quot;}&quot;" office:value-type="string" office:string-value="{&quot;__v&quot;:0,&quot;competition&quot;:{&quot;name&quot;:&quot;U11&quot;, &quot;section&quot;:&quot;Groups&quot;},&quot;tag&quot;:&quot;27-SF1&quot;, &quot;homeTeam&quot;:&quot;U11_Groups_QF1&quot;, &quot;awayTeam&quot;:&quot;U11_Groups_QF4&quot;}" calcext:value-type="string">
            <text:p>{"__v":0,"competition":{"name":"U11", "section":"Groups"},"tag":"27-SF1", "homeTeam":"U11_Groups_QF1", "awayTeam":"U11_Groups_QF4"}</text:p>
          </table:table-cell>
        </table:table-row>
        <table:table-row table:style-name="ro1">
          <table:table-cell office:value-type="string" calcext:value-type="string">
            <text:p>28-SF2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QF2&quot;" office:value-type="string" office:string-value="U11_Groups_QF2" calcext:value-type="string">
            <text:p>U11_Groups_QF2</text:p>
          </table:table-cell>
          <table:table-cell table:style-name="ce10" table:formula="of:=AGE_GROUP&amp;&quot;_&quot;&amp;SECTION&amp;&quot;_QF3&quot;" office:value-type="string" office:string-value="U11_Groups_QF3" calcext:value-type="string">
            <text:p>U11_Groups_QF3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},&quot;&quot;tag&quot;&quot;:&quot;&quot;&quot; &amp; ['2 Groups of 5 KO Format'.A28] &amp; &quot;&quot;&quot;, &quot;&quot;homeTeam&quot;&quot;:&quot;&quot;&quot; &amp; ['2 Groups of 5 KO Format'.E28] &amp; &quot;&quot;&quot;, &quot;&quot;awayTeam&quot;&quot;:&quot;&quot;&quot; &amp; ['2 Groups of 5 KO Format'.F28] &amp; &quot;&quot;&quot;}&quot;" office:value-type="string" office:string-value="{&quot;__v&quot;:0,&quot;competition&quot;:{&quot;name&quot;:&quot;U11&quot;, &quot;section&quot;:&quot;Groups&quot;},&quot;tag&quot;:&quot;28-SF2&quot;, &quot;homeTeam&quot;:&quot;U11_Groups_QF2&quot;, &quot;awayTeam&quot;:&quot;U11_Groups_QF3&quot;}" calcext:value-type="string">
            <text:p>{"__v":0,"competition":{"name":"U11", "section":"Groups"},"tag":"28-SF2", "homeTeam":"U11_Groups_QF2", "awayTeam":"U11_Groups_QF3"}</text:p>
          </table:table-cell>
        </table:table-row>
        <table:table-row table:style-name="ro1">
          <table:table-cell office:value-type="string" calcext:value-type="string">
            <text:p>29-FINAL1</text:p>
          </table:table-cell>
          <table:table-cell/>
          <table:table-cell table:style-name="ce10" table:number-columns-repeated="2"/>
          <table:table-cell table:style-name="ce10" table:formula="of:=AGE_GROUP&amp;&quot;_&quot;&amp;SECTION&amp;&quot;_SF1&quot;" office:value-type="string" office:string-value="U11_Groups_SF1" calcext:value-type="string">
            <text:p>U11_Groups_SF1</text:p>
          </table:table-cell>
          <table:table-cell table:style-name="ce10" table:formula="of:=AGE_GROUP&amp;&quot;_&quot;&amp;SECTION&amp;&quot;_SF2&quot;" office:value-type="string" office:string-value="U11_Groups_SF2" calcext:value-type="string">
            <text:p>U11_Groups_SF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},&quot;&quot;tag&quot;&quot;:&quot;&quot;&quot; &amp; ['2 Groups of 5 KO Format'.A29] &amp; &quot;&quot;&quot;, &quot;&quot;homeTeam&quot;&quot;:&quot;&quot;&quot; &amp; ['2 Groups of 5 KO Format'.E29] &amp; &quot;&quot;&quot;, &quot;&quot;awayTeam&quot;&quot;:&quot;&quot;&quot; &amp; ['2 Groups of 5 KO Format'.F29] &amp; &quot;&quot;&quot;}&quot;" office:value-type="string" office:string-value="{&quot;__v&quot;:0,&quot;competition&quot;:{&quot;name&quot;:&quot;U11&quot;, &quot;section&quot;:&quot;Groups&quot;},&quot;tag&quot;:&quot;29-FINAL1&quot;, &quot;homeTeam&quot;:&quot;U11_Groups_SF1&quot;, &quot;awayTeam&quot;:&quot;U11_Groups_SF2&quot;}" calcext:value-type="string">
            <text:p>{"__v":0,"competition":{"name":"U11", "section":"Groups"},"tag":"29-FINAL1", "homeTeam":"U11_Groups_SF1", "awayTeam":"U11_Groups_SF2"}</text:p>
          </table:table-cell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4 Groups of 4 2-Stage Format" table:style-name="ta1"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9"/>
        <table:table-column table:style-name="co5" table:visibility="collapse" table:default-cell-style-name="ce11"/>
        <table:table-column table:style-name="co6" table:visibility="collapse" table:default-cell-style-name="ce11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9" table:default-cell-style-name="ce12"/>
        <table:table-column table:style-name="co3" table:number-columns-repeated="1017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4 Groups of 4 2-Stage Format'.C1];TRANSLATED_TEAM_NAMES;['4 Groups of 4 2-Stage Format'.$B1]+1)">
            <text:p/>
          </table:table-cell>
          <table:table-cell table:style-name="ce10" table:formula="of:=VLOOKUP(['4 Groups of 4 2-Stage Format'.D1];TRANSLATED_TEAM_NAMES;['4 Groups of 4 2-Stage Format'.$B1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1] &amp;&quot;&quot;&quot;},&quot;&quot;tag&quot;&quot;:&quot;&quot;&quot; &amp; ['4 Groups of 4 2-Stage Format'.A1] &amp; &quot;&quot;&quot;, &quot;&quot;homeTeam&quot;&quot;:&quot;&quot;&quot; &amp; ['4 Groups of 4 2-Stage Format'.E1] &amp; &quot;&quot;&quot;, &quot;&quot;awayTeam&quot;&quot;:&quot;&quot;&quot; &amp; ['4 Groups of 4 2-Stage Format'.F1] &amp; &quot;&quot;&quot;}&quot;" office:value-type="string" office:string-value="{&quot;__v&quot;:0,&quot;competition&quot;:{&quot;name&quot;:&quot;U11&quot;, &quot;section&quot;:&quot;Groups&quot;, &quot;group&quot;:&quot;1&quot;},&quot;tag&quot;:&quot;1&quot;, &quot;homeTeam&quot;:&quot;&quot;, &quot;awayTeam&quot;:&quot;&quot;}" calcext:value-type="string">
            <text:p>{"__v":0,"competition":{"name":"U11", "section":"Groups", "group":"1"},"tag":"1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4 Groups of 4 2-Stage Format'.C2];TRANSLATED_TEAM_NAMES;['4 Groups of 4 2-Stage Format'.$B2]+1)">
            <text:p/>
          </table:table-cell>
          <table:table-cell table:style-name="ce10" table:formula="of:=VLOOKUP(['4 Groups of 4 2-Stage Format'.D2];TRANSLATED_TEAM_NAMES;['4 Groups of 4 2-Stage Format'.$B2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2] &amp;&quot;&quot;&quot;},&quot;&quot;tag&quot;&quot;:&quot;&quot;&quot; &amp; ['4 Groups of 4 2-Stage Format'.A2] &amp; &quot;&quot;&quot;, &quot;&quot;homeTeam&quot;&quot;:&quot;&quot;&quot; &amp; ['4 Groups of 4 2-Stage Format'.E2] &amp; &quot;&quot;&quot;, &quot;&quot;awayTeam&quot;&quot;:&quot;&quot;&quot; &amp; ['4 Groups of 4 2-Stage Format'.F2] &amp; &quot;&quot;&quot;}&quot;" office:value-type="string" office:string-value="{&quot;__v&quot;:0,&quot;competition&quot;:{&quot;name&quot;:&quot;U11&quot;, &quot;section&quot;:&quot;Groups&quot;, &quot;group&quot;:&quot;1&quot;},&quot;tag&quot;:&quot;2&quot;, &quot;homeTeam&quot;:&quot;&quot;, &quot;awayTeam&quot;:&quot;&quot;}" calcext:value-type="string">
            <text:p>{"__v":0,"competition":{"name":"U11", "section":"Groups", "group":"1"},"tag":"2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4 Groups of 4 2-Stage Format'.C3];TRANSLATED_TEAM_NAMES;['4 Groups of 4 2-Stage Format'.$B3]+1)">
            <text:p/>
          </table:table-cell>
          <table:table-cell table:style-name="ce10" table:formula="of:=VLOOKUP(['4 Groups of 4 2-Stage Format'.D3];TRANSLATED_TEAM_NAMES;['4 Groups of 4 2-Stage Format'.$B3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3] &amp;&quot;&quot;&quot;},&quot;&quot;tag&quot;&quot;:&quot;&quot;&quot; &amp; ['4 Groups of 4 2-Stage Format'.A3] &amp; &quot;&quot;&quot;, &quot;&quot;homeTeam&quot;&quot;:&quot;&quot;&quot; &amp; ['4 Groups of 4 2-Stage Format'.E3] &amp; &quot;&quot;&quot;, &quot;&quot;awayTeam&quot;&quot;:&quot;&quot;&quot; &amp; ['4 Groups of 4 2-Stage Format'.F3] &amp; &quot;&quot;&quot;}&quot;" office:value-type="string" office:string-value="{&quot;__v&quot;:0,&quot;competition&quot;:{&quot;name&quot;:&quot;U11&quot;, &quot;section&quot;:&quot;Groups&quot;, &quot;group&quot;:&quot;1&quot;},&quot;tag&quot;:&quot;3&quot;, &quot;homeTeam&quot;:&quot;&quot;, &quot;awayTeam&quot;:&quot;&quot;}" calcext:value-type="string">
            <text:p>{"__v":0,"competition":{"name":"U11", "section":"Groups", "group":"1"},"tag":"3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4 Groups of 4 2-Stage Format'.C4];TRANSLATED_TEAM_NAMES;['4 Groups of 4 2-Stage Format'.$B4]+1)">
            <text:p/>
          </table:table-cell>
          <table:table-cell table:style-name="ce10" table:formula="of:=VLOOKUP(['4 Groups of 4 2-Stage Format'.D4];TRANSLATED_TEAM_NAMES;['4 Groups of 4 2-Stage Format'.$B4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4] &amp;&quot;&quot;&quot;},&quot;&quot;tag&quot;&quot;:&quot;&quot;&quot; &amp; ['4 Groups of 4 2-Stage Format'.A4] &amp; &quot;&quot;&quot;, &quot;&quot;homeTeam&quot;&quot;:&quot;&quot;&quot; &amp; ['4 Groups of 4 2-Stage Format'.E4] &amp; &quot;&quot;&quot;, &quot;&quot;awayTeam&quot;&quot;:&quot;&quot;&quot; &amp; ['4 Groups of 4 2-Stage Format'.F4] &amp; &quot;&quot;&quot;}&quot;" office:value-type="string" office:string-value="{&quot;__v&quot;:0,&quot;competition&quot;:{&quot;name&quot;:&quot;U11&quot;, &quot;section&quot;:&quot;Groups&quot;, &quot;group&quot;:&quot;1&quot;},&quot;tag&quot;:&quot;4&quot;, &quot;homeTeam&quot;:&quot;&quot;, &quot;awayTeam&quot;:&quot;&quot;}" calcext:value-type="string">
            <text:p>{"__v":0,"competition":{"name":"U11", "section":"Groups", "group":"1"},"tag":"4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4 Groups of 4 2-Stage Format'.C5];TRANSLATED_TEAM_NAMES;['4 Groups of 4 2-Stage Format'.$B5]+1)">
            <text:p/>
          </table:table-cell>
          <table:table-cell table:style-name="ce10" table:formula="of:=VLOOKUP(['4 Groups of 4 2-Stage Format'.D5];TRANSLATED_TEAM_NAMES;['4 Groups of 4 2-Stage Format'.$B5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5] &amp;&quot;&quot;&quot;},&quot;&quot;tag&quot;&quot;:&quot;&quot;&quot; &amp; ['4 Groups of 4 2-Stage Format'.A5] &amp; &quot;&quot;&quot;, &quot;&quot;homeTeam&quot;&quot;:&quot;&quot;&quot; &amp; ['4 Groups of 4 2-Stage Format'.E5] &amp; &quot;&quot;&quot;, &quot;&quot;awayTeam&quot;&quot;:&quot;&quot;&quot; &amp; ['4 Groups of 4 2-Stage Format'.F5] &amp; &quot;&quot;&quot;}&quot;" office:value-type="string" office:string-value="{&quot;__v&quot;:0,&quot;competition&quot;:{&quot;name&quot;:&quot;U11&quot;, &quot;section&quot;:&quot;Groups&quot;, &quot;group&quot;:&quot;1&quot;},&quot;tag&quot;:&quot;5&quot;, &quot;homeTeam&quot;:&quot;&quot;, &quot;awayTeam&quot;:&quot;&quot;}" calcext:value-type="string">
            <text:p>{"__v":0,"competition":{"name":"U11", "section":"Groups", "group":"1"},"tag":"5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4 Groups of 4 2-Stage Format'.C6];TRANSLATED_TEAM_NAMES;['4 Groups of 4 2-Stage Format'.$B6]+1)">
            <text:p/>
          </table:table-cell>
          <table:table-cell table:style-name="ce10" table:formula="of:=VLOOKUP(['4 Groups of 4 2-Stage Format'.D6];TRANSLATED_TEAM_NAMES;['4 Groups of 4 2-Stage Format'.$B6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6] &amp;&quot;&quot;&quot;},&quot;&quot;tag&quot;&quot;:&quot;&quot;&quot; &amp; ['4 Groups of 4 2-Stage Format'.A6] &amp; &quot;&quot;&quot;, &quot;&quot;homeTeam&quot;&quot;:&quot;&quot;&quot; &amp; ['4 Groups of 4 2-Stage Format'.E6] &amp; &quot;&quot;&quot;, &quot;&quot;awayTeam&quot;&quot;:&quot;&quot;&quot; &amp; ['4 Groups of 4 2-Stage Format'.F6] &amp; &quot;&quot;&quot;}&quot;" office:value-type="string" office:string-value="{&quot;__v&quot;:0,&quot;competition&quot;:{&quot;name&quot;:&quot;U11&quot;, &quot;section&quot;:&quot;Groups&quot;, &quot;group&quot;:&quot;1&quot;},&quot;tag&quot;:&quot;6&quot;, &quot;homeTeam&quot;:&quot;&quot;, &quot;awayTeam&quot;:&quot;&quot;}" calcext:value-type="string">
            <text:p>{"__v":0,"competition":{"name":"U11", "section":"Groups", "group":"1"},"tag":"6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4 Groups of 4 2-Stage Format'.C7];TRANSLATED_TEAM_NAMES;['4 Groups of 4 2-Stage Format'.$B7]+1)">
            <text:p/>
          </table:table-cell>
          <table:table-cell table:style-name="ce10" table:formula="of:=VLOOKUP(['4 Groups of 4 2-Stage Format'.D7];TRANSLATED_TEAM_NAMES;['4 Groups of 4 2-Stage Format'.$B7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7] &amp;&quot;&quot;&quot;},&quot;&quot;tag&quot;&quot;:&quot;&quot;&quot; &amp; ['4 Groups of 4 2-Stage Format'.A7] &amp; &quot;&quot;&quot;, &quot;&quot;homeTeam&quot;&quot;:&quot;&quot;&quot; &amp; ['4 Groups of 4 2-Stage Format'.E7] &amp; &quot;&quot;&quot;, &quot;&quot;awayTeam&quot;&quot;:&quot;&quot;&quot; &amp; ['4 Groups of 4 2-Stage Format'.F7] &amp; &quot;&quot;&quot;}&quot;" office:value-type="string" office:string-value="{&quot;__v&quot;:0,&quot;competition&quot;:{&quot;name&quot;:&quot;U11&quot;, &quot;section&quot;:&quot;Groups&quot;, &quot;group&quot;:&quot;2&quot;},&quot;tag&quot;:&quot;1&quot;, &quot;homeTeam&quot;:&quot;&quot;, &quot;awayTeam&quot;:&quot;&quot;}" calcext:value-type="string">
            <text:p>{"__v":0,"competition":{"name":"U11", "section":"Groups", "group":"2"},"tag":"1", "homeTeam":"", "awayTeam":""}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4 Groups of 4 2-Stage Format'.C8];TRANSLATED_TEAM_NAMES;['4 Groups of 4 2-Stage Format'.$B8]+1)">
            <text:p/>
          </table:table-cell>
          <table:table-cell table:style-name="ce10" table:formula="of:=VLOOKUP(['4 Groups of 4 2-Stage Format'.D8];TRANSLATED_TEAM_NAMES;['4 Groups of 4 2-Stage Format'.$B8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8] &amp;&quot;&quot;&quot;},&quot;&quot;tag&quot;&quot;:&quot;&quot;&quot; &amp; ['4 Groups of 4 2-Stage Format'.A8] &amp; &quot;&quot;&quot;, &quot;&quot;homeTeam&quot;&quot;:&quot;&quot;&quot; &amp; ['4 Groups of 4 2-Stage Format'.E8] &amp; &quot;&quot;&quot;, &quot;&quot;awayTeam&quot;&quot;:&quot;&quot;&quot; &amp; ['4 Groups of 4 2-Stage Format'.F8] &amp; &quot;&quot;&quot;}&quot;" office:value-type="string" office:string-value="{&quot;__v&quot;:0,&quot;competition&quot;:{&quot;name&quot;:&quot;U11&quot;, &quot;section&quot;:&quot;Groups&quot;, &quot;group&quot;:&quot;2&quot;},&quot;tag&quot;:&quot;2&quot;, &quot;homeTeam&quot;:&quot;&quot;, &quot;awayTeam&quot;:&quot;&quot;}" calcext:value-type="string">
            <text:p>{"__v":0,"competition":{"name":"U11", "section":"Groups", "group":"2"},"tag":"2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4 Groups of 4 2-Stage Format'.C9];TRANSLATED_TEAM_NAMES;['4 Groups of 4 2-Stage Format'.$B9]+1)">
            <text:p/>
          </table:table-cell>
          <table:table-cell table:style-name="ce10" table:formula="of:=VLOOKUP(['4 Groups of 4 2-Stage Format'.D9];TRANSLATED_TEAM_NAMES;['4 Groups of 4 2-Stage Format'.$B9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9] &amp;&quot;&quot;&quot;},&quot;&quot;tag&quot;&quot;:&quot;&quot;&quot; &amp; ['4 Groups of 4 2-Stage Format'.A9] &amp; &quot;&quot;&quot;, &quot;&quot;homeTeam&quot;&quot;:&quot;&quot;&quot; &amp; ['4 Groups of 4 2-Stage Format'.E9] &amp; &quot;&quot;&quot;, &quot;&quot;awayTeam&quot;&quot;:&quot;&quot;&quot; &amp; ['4 Groups of 4 2-Stage Format'.F9] &amp; &quot;&quot;&quot;}&quot;" office:value-type="string" office:string-value="{&quot;__v&quot;:0,&quot;competition&quot;:{&quot;name&quot;:&quot;U11&quot;, &quot;section&quot;:&quot;Groups&quot;, &quot;group&quot;:&quot;2&quot;},&quot;tag&quot;:&quot;3&quot;, &quot;homeTeam&quot;:&quot;&quot;, &quot;awayTeam&quot;:&quot;&quot;}" calcext:value-type="string">
            <text:p>{"__v":0,"competition":{"name":"U11", "section":"Groups", "group":"2"},"tag":"3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4 Groups of 4 2-Stage Format'.C10];TRANSLATED_TEAM_NAMES;['4 Groups of 4 2-Stage Format'.$B10]+1)">
            <text:p/>
          </table:table-cell>
          <table:table-cell table:style-name="ce10" table:formula="of:=VLOOKUP(['4 Groups of 4 2-Stage Format'.D10];TRANSLATED_TEAM_NAMES;['4 Groups of 4 2-Stage Format'.$B10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10] &amp;&quot;&quot;&quot;},&quot;&quot;tag&quot;&quot;:&quot;&quot;&quot; &amp; ['4 Groups of 4 2-Stage Format'.A10] &amp; &quot;&quot;&quot;, &quot;&quot;homeTeam&quot;&quot;:&quot;&quot;&quot; &amp; ['4 Groups of 4 2-Stage Format'.E10] &amp; &quot;&quot;&quot;, &quot;&quot;awayTeam&quot;&quot;:&quot;&quot;&quot; &amp; ['4 Groups of 4 2-Stage Format'.F10] &amp; &quot;&quot;&quot;}&quot;" office:value-type="string" office:string-value="{&quot;__v&quot;:0,&quot;competition&quot;:{&quot;name&quot;:&quot;U11&quot;, &quot;section&quot;:&quot;Groups&quot;, &quot;group&quot;:&quot;2&quot;},&quot;tag&quot;:&quot;4&quot;, &quot;homeTeam&quot;:&quot;&quot;, &quot;awayTeam&quot;:&quot;&quot;}" calcext:value-type="string">
            <text:p>{"__v":0,"competition":{"name":"U11", "section":"Groups", "group":"2"},"tag":"4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4 Groups of 4 2-Stage Format'.C11];TRANSLATED_TEAM_NAMES;['4 Groups of 4 2-Stage Format'.$B11]+1)">
            <text:p/>
          </table:table-cell>
          <table:table-cell table:style-name="ce10" table:formula="of:=VLOOKUP(['4 Groups of 4 2-Stage Format'.D11];TRANSLATED_TEAM_NAMES;['4 Groups of 4 2-Stage Format'.$B11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11] &amp;&quot;&quot;&quot;},&quot;&quot;tag&quot;&quot;:&quot;&quot;&quot; &amp; ['4 Groups of 4 2-Stage Format'.A11] &amp; &quot;&quot;&quot;, &quot;&quot;homeTeam&quot;&quot;:&quot;&quot;&quot; &amp; ['4 Groups of 4 2-Stage Format'.E11] &amp; &quot;&quot;&quot;, &quot;&quot;awayTeam&quot;&quot;:&quot;&quot;&quot; &amp; ['4 Groups of 4 2-Stage Format'.F11] &amp; &quot;&quot;&quot;}&quot;" office:value-type="string" office:string-value="{&quot;__v&quot;:0,&quot;competition&quot;:{&quot;name&quot;:&quot;U11&quot;, &quot;section&quot;:&quot;Groups&quot;, &quot;group&quot;:&quot;2&quot;},&quot;tag&quot;:&quot;5&quot;, &quot;homeTeam&quot;:&quot;&quot;, &quot;awayTeam&quot;:&quot;&quot;}" calcext:value-type="string">
            <text:p>{"__v":0,"competition":{"name":"U11", "section":"Groups", "group":"2"},"tag":"5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4 Groups of 4 2-Stage Format'.C12];TRANSLATED_TEAM_NAMES;['4 Groups of 4 2-Stage Format'.$B12]+1)">
            <text:p/>
          </table:table-cell>
          <table:table-cell table:style-name="ce10" table:formula="of:=VLOOKUP(['4 Groups of 4 2-Stage Format'.D12];TRANSLATED_TEAM_NAMES;['4 Groups of 4 2-Stage Format'.$B12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12] &amp;&quot;&quot;&quot;},&quot;&quot;tag&quot;&quot;:&quot;&quot;&quot; &amp; ['4 Groups of 4 2-Stage Format'.A12] &amp; &quot;&quot;&quot;, &quot;&quot;homeTeam&quot;&quot;:&quot;&quot;&quot; &amp; ['4 Groups of 4 2-Stage Format'.E12] &amp; &quot;&quot;&quot;, &quot;&quot;awayTeam&quot;&quot;:&quot;&quot;&quot; &amp; ['4 Groups of 4 2-Stage Format'.F12] &amp; &quot;&quot;&quot;}&quot;" office:value-type="string" office:string-value="{&quot;__v&quot;:0,&quot;competition&quot;:{&quot;name&quot;:&quot;U11&quot;, &quot;section&quot;:&quot;Groups&quot;, &quot;group&quot;:&quot;2&quot;},&quot;tag&quot;:&quot;6&quot;, &quot;homeTeam&quot;:&quot;&quot;, &quot;awayTeam&quot;:&quot;&quot;}" calcext:value-type="string">
            <text:p>{"__v":0,"competition":{"name":"U11", "section":"Groups", "group":"2"},"tag":"6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4 Groups of 4 2-Stage Format'.C13];TRANSLATED_TEAM_NAMES;['4 Groups of 4 2-Stage Format'.$B13]+1)">
            <text:p/>
          </table:table-cell>
          <table:table-cell table:style-name="ce10" table:formula="of:=VLOOKUP(['4 Groups of 4 2-Stage Format'.D13];TRANSLATED_TEAM_NAMES;['4 Groups of 4 2-Stage Format'.$B13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13] &amp;&quot;&quot;&quot;},&quot;&quot;tag&quot;&quot;:&quot;&quot;&quot; &amp; ['4 Groups of 4 2-Stage Format'.A13] &amp; &quot;&quot;&quot;, &quot;&quot;homeTeam&quot;&quot;:&quot;&quot;&quot; &amp; ['4 Groups of 4 2-Stage Format'.E13] &amp; &quot;&quot;&quot;, &quot;&quot;awayTeam&quot;&quot;:&quot;&quot;&quot; &amp; ['4 Groups of 4 2-Stage Format'.F13] &amp; &quot;&quot;&quot;}&quot;" office:value-type="string" office:string-value="{&quot;__v&quot;:0,&quot;competition&quot;:{&quot;name&quot;:&quot;U11&quot;, &quot;section&quot;:&quot;Groups&quot;, &quot;group&quot;:&quot;3&quot;},&quot;tag&quot;:&quot;1&quot;, &quot;homeTeam&quot;:&quot;&quot;, &quot;awayTeam&quot;:&quot;&quot;}" calcext:value-type="string">
            <text:p>{"__v":0,"competition":{"name":"U11", "section":"Groups", "group":"3"},"tag":"1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4 Groups of 4 2-Stage Format'.C14];TRANSLATED_TEAM_NAMES;['4 Groups of 4 2-Stage Format'.$B14]+1)">
            <text:p/>
          </table:table-cell>
          <table:table-cell table:style-name="ce10" table:formula="of:=VLOOKUP(['4 Groups of 4 2-Stage Format'.D14];TRANSLATED_TEAM_NAMES;['4 Groups of 4 2-Stage Format'.$B14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14] &amp;&quot;&quot;&quot;},&quot;&quot;tag&quot;&quot;:&quot;&quot;&quot; &amp; ['4 Groups of 4 2-Stage Format'.A14] &amp; &quot;&quot;&quot;, &quot;&quot;homeTeam&quot;&quot;:&quot;&quot;&quot; &amp; ['4 Groups of 4 2-Stage Format'.E14] &amp; &quot;&quot;&quot;, &quot;&quot;awayTeam&quot;&quot;:&quot;&quot;&quot; &amp; ['4 Groups of 4 2-Stage Format'.F14] &amp; &quot;&quot;&quot;}&quot;" office:value-type="string" office:string-value="{&quot;__v&quot;:0,&quot;competition&quot;:{&quot;name&quot;:&quot;U11&quot;, &quot;section&quot;:&quot;Groups&quot;, &quot;group&quot;:&quot;3&quot;},&quot;tag&quot;:&quot;2&quot;, &quot;homeTeam&quot;:&quot;&quot;, &quot;awayTeam&quot;:&quot;&quot;}" calcext:value-type="string">
            <text:p>{"__v":0,"competition":{"name":"U11", "section":"Groups", "group":"3"},"tag":"2", "homeTeam":"", "awayTeam":""}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4 Groups of 4 2-Stage Format'.C15];TRANSLATED_TEAM_NAMES;['4 Groups of 4 2-Stage Format'.$B15]+1)">
            <text:p/>
          </table:table-cell>
          <table:table-cell table:style-name="ce10" table:formula="of:=VLOOKUP(['4 Groups of 4 2-Stage Format'.D15];TRANSLATED_TEAM_NAMES;['4 Groups of 4 2-Stage Format'.$B15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15] &amp;&quot;&quot;&quot;},&quot;&quot;tag&quot;&quot;:&quot;&quot;&quot; &amp; ['4 Groups of 4 2-Stage Format'.A15] &amp; &quot;&quot;&quot;, &quot;&quot;homeTeam&quot;&quot;:&quot;&quot;&quot; &amp; ['4 Groups of 4 2-Stage Format'.E15] &amp; &quot;&quot;&quot;, &quot;&quot;awayTeam&quot;&quot;:&quot;&quot;&quot; &amp; ['4 Groups of 4 2-Stage Format'.F15] &amp; &quot;&quot;&quot;}&quot;" office:value-type="string" office:string-value="{&quot;__v&quot;:0,&quot;competition&quot;:{&quot;name&quot;:&quot;U11&quot;, &quot;section&quot;:&quot;Groups&quot;, &quot;group&quot;:&quot;3&quot;},&quot;tag&quot;:&quot;3&quot;, &quot;homeTeam&quot;:&quot;&quot;, &quot;awayTeam&quot;:&quot;&quot;}" calcext:value-type="string">
            <text:p>{"__v":0,"competition":{"name":"U11", "section":"Groups", "group":"3"},"tag":"3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4 Groups of 4 2-Stage Format'.C16];TRANSLATED_TEAM_NAMES;['4 Groups of 4 2-Stage Format'.$B16]+1)">
            <text:p/>
          </table:table-cell>
          <table:table-cell table:style-name="ce10" table:formula="of:=VLOOKUP(['4 Groups of 4 2-Stage Format'.D16];TRANSLATED_TEAM_NAMES;['4 Groups of 4 2-Stage Format'.$B16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16] &amp;&quot;&quot;&quot;},&quot;&quot;tag&quot;&quot;:&quot;&quot;&quot; &amp; ['4 Groups of 4 2-Stage Format'.A16] &amp; &quot;&quot;&quot;, &quot;&quot;homeTeam&quot;&quot;:&quot;&quot;&quot; &amp; ['4 Groups of 4 2-Stage Format'.E16] &amp; &quot;&quot;&quot;, &quot;&quot;awayTeam&quot;&quot;:&quot;&quot;&quot; &amp; ['4 Groups of 4 2-Stage Format'.F16] &amp; &quot;&quot;&quot;}&quot;" office:value-type="string" office:string-value="{&quot;__v&quot;:0,&quot;competition&quot;:{&quot;name&quot;:&quot;U11&quot;, &quot;section&quot;:&quot;Groups&quot;, &quot;group&quot;:&quot;3&quot;},&quot;tag&quot;:&quot;4&quot;, &quot;homeTeam&quot;:&quot;&quot;, &quot;awayTeam&quot;:&quot;&quot;}" calcext:value-type="string">
            <text:p>{"__v":0,"competition":{"name":"U11", "section":"Groups", "group":"3"},"tag":"4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4 Groups of 4 2-Stage Format'.C17];TRANSLATED_TEAM_NAMES;['4 Groups of 4 2-Stage Format'.$B17]+1)">
            <text:p/>
          </table:table-cell>
          <table:table-cell table:style-name="ce10" table:formula="of:=VLOOKUP(['4 Groups of 4 2-Stage Format'.D17];TRANSLATED_TEAM_NAMES;['4 Groups of 4 2-Stage Format'.$B17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17] &amp;&quot;&quot;&quot;},&quot;&quot;tag&quot;&quot;:&quot;&quot;&quot; &amp; ['4 Groups of 4 2-Stage Format'.A17] &amp; &quot;&quot;&quot;, &quot;&quot;homeTeam&quot;&quot;:&quot;&quot;&quot; &amp; ['4 Groups of 4 2-Stage Format'.E17] &amp; &quot;&quot;&quot;, &quot;&quot;awayTeam&quot;&quot;:&quot;&quot;&quot; &amp; ['4 Groups of 4 2-Stage Format'.F17] &amp; &quot;&quot;&quot;}&quot;" office:value-type="string" office:string-value="{&quot;__v&quot;:0,&quot;competition&quot;:{&quot;name&quot;:&quot;U11&quot;, &quot;section&quot;:&quot;Groups&quot;, &quot;group&quot;:&quot;3&quot;},&quot;tag&quot;:&quot;5&quot;, &quot;homeTeam&quot;:&quot;&quot;, &quot;awayTeam&quot;:&quot;&quot;}" calcext:value-type="string">
            <text:p>{"__v":0,"competition":{"name":"U11", "section":"Groups", "group":"3"},"tag":"5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4 Groups of 4 2-Stage Format'.C18];TRANSLATED_TEAM_NAMES;['4 Groups of 4 2-Stage Format'.$B18]+1)">
            <text:p/>
          </table:table-cell>
          <table:table-cell table:style-name="ce10" table:formula="of:=VLOOKUP(['4 Groups of 4 2-Stage Format'.D18];TRANSLATED_TEAM_NAMES;['4 Groups of 4 2-Stage Format'.$B18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18] &amp;&quot;&quot;&quot;},&quot;&quot;tag&quot;&quot;:&quot;&quot;&quot; &amp; ['4 Groups of 4 2-Stage Format'.A18] &amp; &quot;&quot;&quot;, &quot;&quot;homeTeam&quot;&quot;:&quot;&quot;&quot; &amp; ['4 Groups of 4 2-Stage Format'.E18] &amp; &quot;&quot;&quot;, &quot;&quot;awayTeam&quot;&quot;:&quot;&quot;&quot; &amp; ['4 Groups of 4 2-Stage Format'.F18] &amp; &quot;&quot;&quot;}&quot;" office:value-type="string" office:string-value="{&quot;__v&quot;:0,&quot;competition&quot;:{&quot;name&quot;:&quot;U11&quot;, &quot;section&quot;:&quot;Groups&quot;, &quot;group&quot;:&quot;3&quot;},&quot;tag&quot;:&quot;6&quot;, &quot;homeTeam&quot;:&quot;&quot;, &quot;awayTeam&quot;:&quot;&quot;}" calcext:value-type="string">
            <text:p>{"__v":0,"competition":{"name":"U11", "section":"Groups", "group":"3"},"tag":"6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VLOOKUP(['4 Groups of 4 2-Stage Format'.C19];TRANSLATED_TEAM_NAMES;['4 Groups of 4 2-Stage Format'.$B19]+1)">
            <text:p/>
          </table:table-cell>
          <table:table-cell table:style-name="ce10" table:formula="of:=VLOOKUP(['4 Groups of 4 2-Stage Format'.D19];TRANSLATED_TEAM_NAMES;['4 Groups of 4 2-Stage Format'.$B19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19] &amp;&quot;&quot;&quot;},&quot;&quot;tag&quot;&quot;:&quot;&quot;&quot; &amp; ['4 Groups of 4 2-Stage Format'.A19] &amp; &quot;&quot;&quot;, &quot;&quot;homeTeam&quot;&quot;:&quot;&quot;&quot; &amp; ['4 Groups of 4 2-Stage Format'.E19] &amp; &quot;&quot;&quot;, &quot;&quot;awayTeam&quot;&quot;:&quot;&quot;&quot; &amp; ['4 Groups of 4 2-Stage Format'.F19] &amp; &quot;&quot;&quot;}&quot;" office:value-type="string" office:string-value="{&quot;__v&quot;:0,&quot;competition&quot;:{&quot;name&quot;:&quot;U11&quot;, &quot;section&quot;:&quot;Groups&quot;, &quot;group&quot;:&quot;4&quot;},&quot;tag&quot;:&quot;1&quot;, &quot;homeTeam&quot;:&quot;&quot;, &quot;awayTeam&quot;:&quot;&quot;}" calcext:value-type="string">
            <text:p>{"__v":0,"competition":{"name":"U11", "section":"Groups", "group":"4"},"tag":"1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4 Groups of 4 2-Stage Format'.C20];TRANSLATED_TEAM_NAMES;['4 Groups of 4 2-Stage Format'.$B20]+1)">
            <text:p/>
          </table:table-cell>
          <table:table-cell table:style-name="ce10" table:formula="of:=VLOOKUP(['4 Groups of 4 2-Stage Format'.D20];TRANSLATED_TEAM_NAMES;['4 Groups of 4 2-Stage Format'.$B20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20] &amp;&quot;&quot;&quot;},&quot;&quot;tag&quot;&quot;:&quot;&quot;&quot; &amp; ['4 Groups of 4 2-Stage Format'.A20] &amp; &quot;&quot;&quot;, &quot;&quot;homeTeam&quot;&quot;:&quot;&quot;&quot; &amp; ['4 Groups of 4 2-Stage Format'.E20] &amp; &quot;&quot;&quot;, &quot;&quot;awayTeam&quot;&quot;:&quot;&quot;&quot; &amp; ['4 Groups of 4 2-Stage Format'.F20] &amp; &quot;&quot;&quot;}&quot;" office:value-type="string" office:string-value="{&quot;__v&quot;:0,&quot;competition&quot;:{&quot;name&quot;:&quot;U11&quot;, &quot;section&quot;:&quot;Groups&quot;, &quot;group&quot;:&quot;4&quot;},&quot;tag&quot;:&quot;2&quot;, &quot;homeTeam&quot;:&quot;&quot;, &quot;awayTeam&quot;:&quot;&quot;}" calcext:value-type="string">
            <text:p>{"__v":0,"competition":{"name":"U11", "section":"Groups", "group":"4"},"tag":"2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4 Groups of 4 2-Stage Format'.C21];TRANSLATED_TEAM_NAMES;['4 Groups of 4 2-Stage Format'.$B21]+1)">
            <text:p/>
          </table:table-cell>
          <table:table-cell table:style-name="ce10" table:formula="of:=VLOOKUP(['4 Groups of 4 2-Stage Format'.D21];TRANSLATED_TEAM_NAMES;['4 Groups of 4 2-Stage Format'.$B21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21] &amp;&quot;&quot;&quot;},&quot;&quot;tag&quot;&quot;:&quot;&quot;&quot; &amp; ['4 Groups of 4 2-Stage Format'.A21] &amp; &quot;&quot;&quot;, &quot;&quot;homeTeam&quot;&quot;:&quot;&quot;&quot; &amp; ['4 Groups of 4 2-Stage Format'.E21] &amp; &quot;&quot;&quot;, &quot;&quot;awayTeam&quot;&quot;:&quot;&quot;&quot; &amp; ['4 Groups of 4 2-Stage Format'.F21] &amp; &quot;&quot;&quot;}&quot;" office:value-type="string" office:string-value="{&quot;__v&quot;:0,&quot;competition&quot;:{&quot;name&quot;:&quot;U11&quot;, &quot;section&quot;:&quot;Groups&quot;, &quot;group&quot;:&quot;4&quot;},&quot;tag&quot;:&quot;3&quot;, &quot;homeTeam&quot;:&quot;&quot;, &quot;awayTeam&quot;:&quot;&quot;}" calcext:value-type="string">
            <text:p>{"__v":0,"competition":{"name":"U11", "section":"Groups", "group":"4"},"tag":"3", "homeTeam":"", "awayTeam":""}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VLOOKUP(['4 Groups of 4 2-Stage Format'.C22];TRANSLATED_TEAM_NAMES;['4 Groups of 4 2-Stage Format'.$B22]+1)">
            <text:p/>
          </table:table-cell>
          <table:table-cell table:style-name="ce10" table:formula="of:=VLOOKUP(['4 Groups of 4 2-Stage Format'.D22];TRANSLATED_TEAM_NAMES;['4 Groups of 4 2-Stage Format'.$B22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22] &amp;&quot;&quot;&quot;},&quot;&quot;tag&quot;&quot;:&quot;&quot;&quot; &amp; ['4 Groups of 4 2-Stage Format'.A22] &amp; &quot;&quot;&quot;, &quot;&quot;homeTeam&quot;&quot;:&quot;&quot;&quot; &amp; ['4 Groups of 4 2-Stage Format'.E22] &amp; &quot;&quot;&quot;, &quot;&quot;awayTeam&quot;&quot;:&quot;&quot;&quot; &amp; ['4 Groups of 4 2-Stage Format'.F22] &amp; &quot;&quot;&quot;}&quot;" office:value-type="string" office:string-value="{&quot;__v&quot;:0,&quot;competition&quot;:{&quot;name&quot;:&quot;U11&quot;, &quot;section&quot;:&quot;Groups&quot;, &quot;group&quot;:&quot;4&quot;},&quot;tag&quot;:&quot;4&quot;, &quot;homeTeam&quot;:&quot;&quot;, &quot;awayTeam&quot;:&quot;&quot;}" calcext:value-type="string">
            <text:p>{"__v":0,"competition":{"name":"U11", "section":"Groups", "group":"4"},"tag":"4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VLOOKUP(['4 Groups of 4 2-Stage Format'.C23];TRANSLATED_TEAM_NAMES;['4 Groups of 4 2-Stage Format'.$B23]+1)">
            <text:p/>
          </table:table-cell>
          <table:table-cell table:style-name="ce10" table:formula="of:=VLOOKUP(['4 Groups of 4 2-Stage Format'.D23];TRANSLATED_TEAM_NAMES;['4 Groups of 4 2-Stage Format'.$B23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23] &amp;&quot;&quot;&quot;},&quot;&quot;tag&quot;&quot;:&quot;&quot;&quot; &amp; ['4 Groups of 4 2-Stage Format'.A23] &amp; &quot;&quot;&quot;, &quot;&quot;homeTeam&quot;&quot;:&quot;&quot;&quot; &amp; ['4 Groups of 4 2-Stage Format'.E23] &amp; &quot;&quot;&quot;, &quot;&quot;awayTeam&quot;&quot;:&quot;&quot;&quot; &amp; ['4 Groups of 4 2-Stage Format'.F23] &amp; &quot;&quot;&quot;}&quot;" office:value-type="string" office:string-value="{&quot;__v&quot;:0,&quot;competition&quot;:{&quot;name&quot;:&quot;U11&quot;, &quot;section&quot;:&quot;Groups&quot;, &quot;group&quot;:&quot;4&quot;},&quot;tag&quot;:&quot;5&quot;, &quot;homeTeam&quot;:&quot;&quot;, &quot;awayTeam&quot;:&quot;&quot;}" calcext:value-type="string">
            <text:p>{"__v":0,"competition":{"name":"U11", "section":"Groups", "group":"4"},"tag":"5", "homeTeam":"", "awayTeam":""}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VLOOKUP(['4 Groups of 4 2-Stage Format'.C24];TRANSLATED_TEAM_NAMES;['4 Groups of 4 2-Stage Format'.$B24]+1)">
            <text:p/>
          </table:table-cell>
          <table:table-cell table:style-name="ce10" table:formula="of:=VLOOKUP(['4 Groups of 4 2-Stage Format'.D24];TRANSLATED_TEAM_NAMES;['4 Groups of 4 2-Stage Format'.$B24]+1)">
            <text:p/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&quot; &amp; SECTION &amp; &quot;&quot;&quot;, &quot;&quot;group&quot;&quot;:&quot;&quot;&quot; &amp; ['4 Groups of 4 2-Stage Format'.B24] &amp;&quot;&quot;&quot;},&quot;&quot;tag&quot;&quot;:&quot;&quot;&quot; &amp; ['4 Groups of 4 2-Stage Format'.A24] &amp; &quot;&quot;&quot;, &quot;&quot;homeTeam&quot;&quot;:&quot;&quot;&quot; &amp; ['4 Groups of 4 2-Stage Format'.E24] &amp; &quot;&quot;&quot;, &quot;&quot;awayTeam&quot;&quot;:&quot;&quot;&quot; &amp; ['4 Groups of 4 2-Stage Format'.F24] &amp; &quot;&quot;&quot;}&quot;" office:value-type="string" office:string-value="{&quot;__v&quot;:0,&quot;competition&quot;:{&quot;name&quot;:&quot;U11&quot;, &quot;section&quot;:&quot;Groups&quot;, &quot;group&quot;:&quot;4&quot;},&quot;tag&quot;:&quot;6&quot;, &quot;homeTeam&quot;:&quot;&quot;, &quot;awayTeam&quot;:&quot;&quot;}" calcext:value-type="string">
            <text:p>{"__v":0,"competition":{"name":"U11", "section":"Groups", "group":"4"},"tag":"6", "homeTeam":"", "awayTeam":""}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AGE_GROUP &amp; &quot;_&quot; &amp;SECTION &amp; &quot;_G1_P1&quot;" office:value-type="string" office:string-value="U11_Groups_G1_P1" calcext:value-type="string">
            <text:p>U11_Groups_G1_P1</text:p>
          </table:table-cell>
          <table:table-cell table:style-name="ce10" table:formula="of:=AGE_GROUP &amp; &quot;_&quot; &amp;SECTION &amp; &quot;_G3_P1&quot;" office:value-type="string" office:string-value="U11_Groups_G3_P1" calcext:value-type="string">
            <text:p>U11_Groups_G3_P1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25] &amp;&quot;&quot;&quot;},&quot;&quot;tag&quot;&quot;:&quot;&quot;&quot; &amp; ['4 Groups of 4 2-Stage Format'.A25] &amp; &quot;&quot;&quot;, &quot;&quot;homeTeam&quot;&quot;:&quot;&quot;&quot; &amp; ['4 Groups of 4 2-Stage Format'.E25] &amp; &quot;&quot;&quot;, &quot;&quot;awayTeam&quot;&quot;:&quot;&quot;&quot; &amp; ['4 Groups of 4 2-Stage Format'.F25] &amp; &quot;&quot;&quot;}&quot;" office:value-type="string" office:string-value="{&quot;__v&quot;:0,&quot;competition&quot;:{&quot;name&quot;:&quot;U11&quot;, &quot;section&quot;:&quot;Champions League&quot;, &quot;group&quot;:&quot;1&quot;},&quot;tag&quot;:&quot;1&quot;, &quot;homeTeam&quot;:&quot;U11_Groups_G1_P1&quot;, &quot;awayTeam&quot;:&quot;U11_Groups_G3_P1&quot;}" calcext:value-type="string">
            <text:p>{"__v":0,"competition":{"name":"U11", "section":"Champions League", "group":"1"},"tag":"1", "homeTeam":"U11_Groups_G1_P1", "awayTeam":"U11_Groups_G3_P1"}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AGE_GROUP &amp; &quot;_&quot; &amp;SECTION &amp; &quot;_G2_P2&quot;" office:value-type="string" office:string-value="U11_Groups_G2_P2" calcext:value-type="string">
            <text:p>U11_Groups_G2_P2</text:p>
          </table:table-cell>
          <table:table-cell table:style-name="ce10" table:formula="of:=AGE_GROUP &amp; &quot;_&quot; &amp;SECTION &amp; &quot;_G4_P2&quot;" office:value-type="string" office:string-value="U11_Groups_G4_P2" calcext:value-type="string">
            <text:p>U11_Groups_G4_P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26] &amp;&quot;&quot;&quot;},&quot;&quot;tag&quot;&quot;:&quot;&quot;&quot; &amp; ['4 Groups of 4 2-Stage Format'.A26] &amp; &quot;&quot;&quot;, &quot;&quot;homeTeam&quot;&quot;:&quot;&quot;&quot; &amp; ['4 Groups of 4 2-Stage Format'.E26] &amp; &quot;&quot;&quot;, &quot;&quot;awayTeam&quot;&quot;:&quot;&quot;&quot; &amp; ['4 Groups of 4 2-Stage Format'.F26] &amp; &quot;&quot;&quot;}&quot;" office:value-type="string" office:string-value="{&quot;__v&quot;:0,&quot;competition&quot;:{&quot;name&quot;:&quot;U11&quot;, &quot;section&quot;:&quot;Champions League&quot;, &quot;group&quot;:&quot;1&quot;},&quot;tag&quot;:&quot;2&quot;, &quot;homeTeam&quot;:&quot;U11_Groups_G2_P2&quot;, &quot;awayTeam&quot;:&quot;U11_Groups_G4_P2&quot;}" calcext:value-type="string">
            <text:p>{"__v":0,"competition":{"name":"U11", "section":"Champions League", "group":"1"},"tag":"2", "homeTeam":"U11_Groups_G2_P2", "awayTeam":"U11_Groups_G4_P2"}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AGE_GROUP &amp; &quot;_&quot; &amp;SECTION &amp; &quot;_G2_P2&quot;" office:value-type="string" office:string-value="U11_Groups_G2_P2" calcext:value-type="string">
            <text:p>U11_Groups_G2_P2</text:p>
          </table:table-cell>
          <table:table-cell table:style-name="ce10" table:formula="of:=AGE_GROUP &amp; &quot;_&quot; &amp;SECTION &amp; &quot;_G1_P1&quot;" office:value-type="string" office:string-value="U11_Groups_G1_P1" calcext:value-type="string">
            <text:p>U11_Groups_G1_P1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27] &amp;&quot;&quot;&quot;},&quot;&quot;tag&quot;&quot;:&quot;&quot;&quot; &amp; ['4 Groups of 4 2-Stage Format'.A27] &amp; &quot;&quot;&quot;, &quot;&quot;homeTeam&quot;&quot;:&quot;&quot;&quot; &amp; ['4 Groups of 4 2-Stage Format'.E27] &amp; &quot;&quot;&quot;, &quot;&quot;awayTeam&quot;&quot;:&quot;&quot;&quot; &amp; ['4 Groups of 4 2-Stage Format'.F27] &amp; &quot;&quot;&quot;}&quot;" office:value-type="string" office:string-value="{&quot;__v&quot;:0,&quot;competition&quot;:{&quot;name&quot;:&quot;U11&quot;, &quot;section&quot;:&quot;Champions League&quot;, &quot;group&quot;:&quot;1&quot;},&quot;tag&quot;:&quot;3&quot;, &quot;homeTeam&quot;:&quot;U11_Groups_G2_P2&quot;, &quot;awayTeam&quot;:&quot;U11_Groups_G1_P1&quot;}" calcext:value-type="string">
            <text:p>{"__v":0,"competition":{"name":"U11", "section":"Champions League", "group":"1"},"tag":"3", "homeTeam":"U11_Groups_G2_P2", "awayTeam":"U11_Groups_G1_P1"}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AGE_GROUP &amp; &quot;_&quot; &amp;SECTION &amp; &quot;_G3_P1&quot;" office:value-type="string" office:string-value="U11_Groups_G3_P1" calcext:value-type="string">
            <text:p>U11_Groups_G3_P1</text:p>
          </table:table-cell>
          <table:table-cell table:style-name="ce10" table:formula="of:=AGE_GROUP &amp; &quot;_&quot; &amp;SECTION &amp; &quot;_G4_P2&quot;" office:value-type="string" office:string-value="U11_Groups_G4_P2" calcext:value-type="string">
            <text:p>U11_Groups_G4_P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28] &amp;&quot;&quot;&quot;},&quot;&quot;tag&quot;&quot;:&quot;&quot;&quot; &amp; ['4 Groups of 4 2-Stage Format'.A28] &amp; &quot;&quot;&quot;, &quot;&quot;homeTeam&quot;&quot;:&quot;&quot;&quot; &amp; ['4 Groups of 4 2-Stage Format'.E28] &amp; &quot;&quot;&quot;, &quot;&quot;awayTeam&quot;&quot;:&quot;&quot;&quot; &amp; ['4 Groups of 4 2-Stage Format'.F28] &amp; &quot;&quot;&quot;}&quot;" office:value-type="string" office:string-value="{&quot;__v&quot;:0,&quot;competition&quot;:{&quot;name&quot;:&quot;U11&quot;, &quot;section&quot;:&quot;Champions League&quot;, &quot;group&quot;:&quot;1&quot;},&quot;tag&quot;:&quot;4&quot;, &quot;homeTeam&quot;:&quot;U11_Groups_G3_P1&quot;, &quot;awayTeam&quot;:&quot;U11_Groups_G4_P2&quot;}" calcext:value-type="string">
            <text:p>{"__v":0,"competition":{"name":"U11", "section":"Champions League", "group":"1"},"tag":"4", "homeTeam":"U11_Groups_G3_P1", "awayTeam":"U11_Groups_G4_P2"}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AGE_GROUP &amp; &quot;_&quot; &amp;SECTION &amp; &quot;_G4_P2&quot;" office:value-type="string" office:string-value="U11_Groups_G4_P2" calcext:value-type="string">
            <text:p>U11_Groups_G4_P2</text:p>
          </table:table-cell>
          <table:table-cell table:style-name="ce10" table:formula="of:=AGE_GROUP &amp; &quot;_&quot; &amp;SECTION &amp; &quot;_G1_P1&quot;" office:value-type="string" office:string-value="U11_Groups_G1_P1" calcext:value-type="string">
            <text:p>U11_Groups_G1_P1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29] &amp;&quot;&quot;&quot;},&quot;&quot;tag&quot;&quot;:&quot;&quot;&quot; &amp; ['4 Groups of 4 2-Stage Format'.A29] &amp; &quot;&quot;&quot;, &quot;&quot;homeTeam&quot;&quot;:&quot;&quot;&quot; &amp; ['4 Groups of 4 2-Stage Format'.E29] &amp; &quot;&quot;&quot;, &quot;&quot;awayTeam&quot;&quot;:&quot;&quot;&quot; &amp; ['4 Groups of 4 2-Stage Format'.F29] &amp; &quot;&quot;&quot;}&quot;" office:value-type="string" office:string-value="{&quot;__v&quot;:0,&quot;competition&quot;:{&quot;name&quot;:&quot;U11&quot;, &quot;section&quot;:&quot;Champions League&quot;, &quot;group&quot;:&quot;1&quot;},&quot;tag&quot;:&quot;5&quot;, &quot;homeTeam&quot;:&quot;U11_Groups_G4_P2&quot;, &quot;awayTeam&quot;:&quot;U11_Groups_G1_P1&quot;}" calcext:value-type="string">
            <text:p>{"__v":0,"competition":{"name":"U11", "section":"Champions League", "group":"1"},"tag":"5", "homeTeam":"U11_Groups_G4_P2", "awayTeam":"U11_Groups_G1_P1"}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AGE_GROUP &amp; &quot;_&quot; &amp;SECTION &amp; &quot;_G3_P1&quot;" office:value-type="string" office:string-value="U11_Groups_G3_P1" calcext:value-type="string">
            <text:p>U11_Groups_G3_P1</text:p>
          </table:table-cell>
          <table:table-cell table:style-name="ce10" table:formula="of:=AGE_GROUP &amp; &quot;_&quot; &amp;SECTION &amp; &quot;_G2_P2&quot;" office:value-type="string" office:string-value="U11_Groups_G2_P2" calcext:value-type="string">
            <text:p>U11_Groups_G2_P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30] &amp;&quot;&quot;&quot;},&quot;&quot;tag&quot;&quot;:&quot;&quot;&quot; &amp; ['4 Groups of 4 2-Stage Format'.A30] &amp; &quot;&quot;&quot;, &quot;&quot;homeTeam&quot;&quot;:&quot;&quot;&quot; &amp; ['4 Groups of 4 2-Stage Format'.E30] &amp; &quot;&quot;&quot;, &quot;&quot;awayTeam&quot;&quot;:&quot;&quot;&quot; &amp; ['4 Groups of 4 2-Stage Format'.F30] &amp; &quot;&quot;&quot;}&quot;" office:value-type="string" office:string-value="{&quot;__v&quot;:0,&quot;competition&quot;:{&quot;name&quot;:&quot;U11&quot;, &quot;section&quot;:&quot;Champions League&quot;, &quot;group&quot;:&quot;1&quot;},&quot;tag&quot;:&quot;6&quot;, &quot;homeTeam&quot;:&quot;U11_Groups_G3_P1&quot;, &quot;awayTeam&quot;:&quot;U11_Groups_G2_P2&quot;}" calcext:value-type="string">
            <text:p>{"__v":0,"competition":{"name":"U11", "section":"Champions League", "group":"1"},"tag":"6", "homeTeam":"U11_Groups_G3_P1", "awayTeam":"U11_Groups_G2_P2"}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AGE_GROUP &amp; &quot;_&quot; &amp;SECTION &amp; &quot;_G2_P1&quot;" office:value-type="string" office:string-value="U11_Groups_G2_P1" calcext:value-type="string">
            <text:p>U11_Groups_G2_P1</text:p>
          </table:table-cell>
          <table:table-cell table:style-name="ce10" table:formula="of:=AGE_GROUP &amp; &quot;_&quot; &amp;SECTION &amp; &quot;_G4_P1&quot;" office:value-type="string" office:string-value="U11_Groups_G4_P1" calcext:value-type="string">
            <text:p>U11_Groups_G4_P1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31] &amp;&quot;&quot;&quot;},&quot;&quot;tag&quot;&quot;:&quot;&quot;&quot; &amp; ['4 Groups of 4 2-Stage Format'.A31] &amp; &quot;&quot;&quot;, &quot;&quot;homeTeam&quot;&quot;:&quot;&quot;&quot; &amp; ['4 Groups of 4 2-Stage Format'.E31] &amp; &quot;&quot;&quot;, &quot;&quot;awayTeam&quot;&quot;:&quot;&quot;&quot; &amp; ['4 Groups of 4 2-Stage Format'.F31] &amp; &quot;&quot;&quot;}&quot;" office:value-type="string" office:string-value="{&quot;__v&quot;:0,&quot;competition&quot;:{&quot;name&quot;:&quot;U11&quot;, &quot;section&quot;:&quot;Champions League&quot;, &quot;group&quot;:&quot;2&quot;},&quot;tag&quot;:&quot;1&quot;, &quot;homeTeam&quot;:&quot;U11_Groups_G2_P1&quot;, &quot;awayTeam&quot;:&quot;U11_Groups_G4_P1&quot;}" calcext:value-type="string">
            <text:p>{"__v":0,"competition":{"name":"U11", "section":"Champions League", "group":"2"},"tag":"1", "homeTeam":"U11_Groups_G2_P1", "awayTeam":"U11_Groups_G4_P1"}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AGE_GROUP &amp; &quot;_&quot; &amp;SECTION &amp; &quot;_G3_P2&quot;" office:value-type="string" office:string-value="U11_Groups_G3_P2" calcext:value-type="string">
            <text:p>U11_Groups_G3_P2</text:p>
          </table:table-cell>
          <table:table-cell table:style-name="ce10" table:formula="of:=AGE_GROUP &amp; &quot;_&quot; &amp;SECTION &amp; &quot;_G1_P2&quot;" office:value-type="string" office:string-value="U11_Groups_G1_P2" calcext:value-type="string">
            <text:p>U11_Groups_G1_P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32] &amp;&quot;&quot;&quot;},&quot;&quot;tag&quot;&quot;:&quot;&quot;&quot; &amp; ['4 Groups of 4 2-Stage Format'.A32] &amp; &quot;&quot;&quot;, &quot;&quot;homeTeam&quot;&quot;:&quot;&quot;&quot; &amp; ['4 Groups of 4 2-Stage Format'.E32] &amp; &quot;&quot;&quot;, &quot;&quot;awayTeam&quot;&quot;:&quot;&quot;&quot; &amp; ['4 Groups of 4 2-Stage Format'.F32] &amp; &quot;&quot;&quot;}&quot;" office:value-type="string" office:string-value="{&quot;__v&quot;:0,&quot;competition&quot;:{&quot;name&quot;:&quot;U11&quot;, &quot;section&quot;:&quot;Champions League&quot;, &quot;group&quot;:&quot;2&quot;},&quot;tag&quot;:&quot;2&quot;, &quot;homeTeam&quot;:&quot;U11_Groups_G3_P2&quot;, &quot;awayTeam&quot;:&quot;U11_Groups_G1_P2&quot;}" calcext:value-type="string">
            <text:p>{"__v":0,"competition":{"name":"U11", "section":"Champions League", "group":"2"},"tag":"2", "homeTeam":"U11_Groups_G3_P2", "awayTeam":"U11_Groups_G1_P2"}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AGE_GROUP &amp; &quot;_&quot; &amp;SECTION &amp; &quot;_G3_P2&quot;" office:value-type="string" office:string-value="U11_Groups_G3_P2" calcext:value-type="string">
            <text:p>U11_Groups_G3_P2</text:p>
          </table:table-cell>
          <table:table-cell table:style-name="ce10" table:formula="of:=AGE_GROUP &amp; &quot;_&quot; &amp;SECTION &amp; &quot;_G2_P1&quot;" office:value-type="string" office:string-value="U11_Groups_G2_P1" calcext:value-type="string">
            <text:p>U11_Groups_G2_P1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33] &amp;&quot;&quot;&quot;},&quot;&quot;tag&quot;&quot;:&quot;&quot;&quot; &amp; ['4 Groups of 4 2-Stage Format'.A33] &amp; &quot;&quot;&quot;, &quot;&quot;homeTeam&quot;&quot;:&quot;&quot;&quot; &amp; ['4 Groups of 4 2-Stage Format'.E33] &amp; &quot;&quot;&quot;, &quot;&quot;awayTeam&quot;&quot;:&quot;&quot;&quot; &amp; ['4 Groups of 4 2-Stage Format'.F33] &amp; &quot;&quot;&quot;}&quot;" office:value-type="string" office:string-value="{&quot;__v&quot;:0,&quot;competition&quot;:{&quot;name&quot;:&quot;U11&quot;, &quot;section&quot;:&quot;Champions League&quot;, &quot;group&quot;:&quot;2&quot;},&quot;tag&quot;:&quot;3&quot;, &quot;homeTeam&quot;:&quot;U11_Groups_G3_P2&quot;, &quot;awayTeam&quot;:&quot;U11_Groups_G2_P1&quot;}" calcext:value-type="string">
            <text:p>{"__v":0,"competition":{"name":"U11", "section":"Champions League", "group":"2"},"tag":"3", "homeTeam":"U11_Groups_G3_P2", "awayTeam":"U11_Groups_G2_P1"}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AGE_GROUP &amp; &quot;_&quot; &amp;SECTION &amp; &quot;_G4_P1&quot;" office:value-type="string" office:string-value="U11_Groups_G4_P1" calcext:value-type="string">
            <text:p>U11_Groups_G4_P1</text:p>
          </table:table-cell>
          <table:table-cell table:style-name="ce10" table:formula="of:=AGE_GROUP &amp; &quot;_&quot; &amp;SECTION &amp; &quot;_G1_P2&quot;" office:value-type="string" office:string-value="U11_Groups_G1_P2" calcext:value-type="string">
            <text:p>U11_Groups_G1_P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34] &amp;&quot;&quot;&quot;},&quot;&quot;tag&quot;&quot;:&quot;&quot;&quot; &amp; ['4 Groups of 4 2-Stage Format'.A34] &amp; &quot;&quot;&quot;, &quot;&quot;homeTeam&quot;&quot;:&quot;&quot;&quot; &amp; ['4 Groups of 4 2-Stage Format'.E34] &amp; &quot;&quot;&quot;, &quot;&quot;awayTeam&quot;&quot;:&quot;&quot;&quot; &amp; ['4 Groups of 4 2-Stage Format'.F34] &amp; &quot;&quot;&quot;}&quot;" office:value-type="string" office:string-value="{&quot;__v&quot;:0,&quot;competition&quot;:{&quot;name&quot;:&quot;U11&quot;, &quot;section&quot;:&quot;Champions League&quot;, &quot;group&quot;:&quot;2&quot;},&quot;tag&quot;:&quot;4&quot;, &quot;homeTeam&quot;:&quot;U11_Groups_G4_P1&quot;, &quot;awayTeam&quot;:&quot;U11_Groups_G1_P2&quot;}" calcext:value-type="string">
            <text:p>{"__v":0,"competition":{"name":"U11", "section":"Champions League", "group":"2"},"tag":"4", "homeTeam":"U11_Groups_G4_P1", "awayTeam":"U11_Groups_G1_P2"}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AGE_GROUP &amp; &quot;_&quot; &amp;SECTION &amp; &quot;_G1_P2&quot;" office:value-type="string" office:string-value="U11_Groups_G1_P2" calcext:value-type="string">
            <text:p>U11_Groups_G1_P2</text:p>
          </table:table-cell>
          <table:table-cell table:style-name="ce10" table:formula="of:=AGE_GROUP &amp; &quot;_&quot; &amp;SECTION &amp; &quot;_G2_P1&quot;" office:value-type="string" office:string-value="U11_Groups_G2_P1" calcext:value-type="string">
            <text:p>U11_Groups_G2_P1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35] &amp;&quot;&quot;&quot;},&quot;&quot;tag&quot;&quot;:&quot;&quot;&quot; &amp; ['4 Groups of 4 2-Stage Format'.A35] &amp; &quot;&quot;&quot;, &quot;&quot;homeTeam&quot;&quot;:&quot;&quot;&quot; &amp; ['4 Groups of 4 2-Stage Format'.E35] &amp; &quot;&quot;&quot;, &quot;&quot;awayTeam&quot;&quot;:&quot;&quot;&quot; &amp; ['4 Groups of 4 2-Stage Format'.F35] &amp; &quot;&quot;&quot;}&quot;" office:value-type="string" office:string-value="{&quot;__v&quot;:0,&quot;competition&quot;:{&quot;name&quot;:&quot;U11&quot;, &quot;section&quot;:&quot;Champions League&quot;, &quot;group&quot;:&quot;2&quot;},&quot;tag&quot;:&quot;5&quot;, &quot;homeTeam&quot;:&quot;U11_Groups_G1_P2&quot;, &quot;awayTeam&quot;:&quot;U11_Groups_G2_P1&quot;}" calcext:value-type="string">
            <text:p>{"__v":0,"competition":{"name":"U11", "section":"Champions League", "group":"2"},"tag":"5", "homeTeam":"U11_Groups_G1_P2", "awayTeam":"U11_Groups_G2_P1"}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AGE_GROUP &amp; &quot;_&quot; &amp;SECTION &amp; &quot;_G4_P1&quot;" office:value-type="string" office:string-value="U11_Groups_G4_P1" calcext:value-type="string">
            <text:p>U11_Groups_G4_P1</text:p>
          </table:table-cell>
          <table:table-cell table:style-name="ce10" table:formula="of:=AGE_GROUP &amp; &quot;_&quot; &amp;SECTION &amp; &quot;_G3_P2&quot;" office:value-type="string" office:string-value="U11_Groups_G3_P2" calcext:value-type="string">
            <text:p>U11_Groups_G3_P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, &quot;&quot;group&quot;&quot;:&quot;&quot;&quot; &amp; ['4 Groups of 4 2-Stage Format'.B36] &amp;&quot;&quot;&quot;},&quot;&quot;tag&quot;&quot;:&quot;&quot;&quot; &amp; ['4 Groups of 4 2-Stage Format'.A36] &amp; &quot;&quot;&quot;, &quot;&quot;homeTeam&quot;&quot;:&quot;&quot;&quot; &amp; ['4 Groups of 4 2-Stage Format'.E36] &amp; &quot;&quot;&quot;, &quot;&quot;awayTeam&quot;&quot;:&quot;&quot;&quot; &amp; ['4 Groups of 4 2-Stage Format'.F36] &amp; &quot;&quot;&quot;}&quot;" office:value-type="string" office:string-value="{&quot;__v&quot;:0,&quot;competition&quot;:{&quot;name&quot;:&quot;U11&quot;, &quot;section&quot;:&quot;Champions League&quot;, &quot;group&quot;:&quot;2&quot;},&quot;tag&quot;:&quot;6&quot;, &quot;homeTeam&quot;:&quot;U11_Groups_G4_P1&quot;, &quot;awayTeam&quot;:&quot;U11_Groups_G3_P2&quot;}" calcext:value-type="string">
            <text:p>{"__v":0,"competition":{"name":"U11", "section":"Champions League", "group":"2"},"tag":"6", "homeTeam":"U11_Groups_G4_P1", "awayTeam":"U11_Groups_G3_P2"}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0" table:formula="of:=AGE_GROUP &amp; &quot;_&quot; &amp;SECTION &amp; &quot;_G1_P3&quot;" office:value-type="string" office:string-value="U11_Groups_G1_P3" calcext:value-type="string">
            <text:p>U11_Groups_G1_P3</text:p>
          </table:table-cell>
          <table:table-cell table:style-name="ce10" table:formula="of:=AGE_GROUP &amp; &quot;_&quot; &amp;SECTION &amp; &quot;_G3_P3&quot;" office:value-type="string" office:string-value="U11_Groups_G3_P3" calcext:value-type="string">
            <text:p>U11_Groups_G3_P3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37] &amp;&quot;&quot;&quot;},&quot;&quot;tag&quot;&quot;:&quot;&quot;&quot; &amp; ['4 Groups of 4 2-Stage Format'.A37] &amp; &quot;&quot;&quot;, &quot;&quot;homeTeam&quot;&quot;:&quot;&quot;&quot; &amp; ['4 Groups of 4 2-Stage Format'.E37] &amp; &quot;&quot;&quot;, &quot;&quot;awayTeam&quot;&quot;:&quot;&quot;&quot; &amp; ['4 Groups of 4 2-Stage Format'.F37] &amp; &quot;&quot;&quot;}&quot;" office:value-type="string" office:string-value="{&quot;__v&quot;:0,&quot;competition&quot;:{&quot;name&quot;:&quot;U11&quot;, &quot;section&quot;:&quot;Europa League&quot;, &quot;group&quot;:&quot;1&quot;},&quot;tag&quot;:&quot;1&quot;, &quot;homeTeam&quot;:&quot;U11_Groups_G1_P3&quot;, &quot;awayTeam&quot;:&quot;U11_Groups_G3_P3&quot;}" calcext:value-type="string">
            <text:p>{"__v":0,"competition":{"name":"U11", "section":"Europa League", "group":"1"},"tag":"1", "homeTeam":"U11_Groups_G1_P3", "awayTeam":"U11_Groups_G3_P3"}</text:p>
          </table:table-cell>
          <table:table-cell table:style-name="ce16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AGE_GROUP &amp; &quot;_&quot; &amp;SECTION &amp; &quot;_G2_P4&quot;" office:value-type="string" office:string-value="U11_Groups_G2_P4" calcext:value-type="string">
            <text:p>U11_Groups_G2_P4</text:p>
          </table:table-cell>
          <table:table-cell table:style-name="ce10" table:formula="of:=AGE_GROUP &amp; &quot;_&quot; &amp;SECTION &amp; &quot;_G4_P4&quot;" office:value-type="string" office:string-value="U11_Groups_G4_P4" calcext:value-type="string">
            <text:p>U11_Groups_G4_P4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38] &amp;&quot;&quot;&quot;},&quot;&quot;tag&quot;&quot;:&quot;&quot;&quot; &amp; ['4 Groups of 4 2-Stage Format'.A38] &amp; &quot;&quot;&quot;, &quot;&quot;homeTeam&quot;&quot;:&quot;&quot;&quot; &amp; ['4 Groups of 4 2-Stage Format'.E38] &amp; &quot;&quot;&quot;, &quot;&quot;awayTeam&quot;&quot;:&quot;&quot;&quot; &amp; ['4 Groups of 4 2-Stage Format'.F38] &amp; &quot;&quot;&quot;}&quot;" office:value-type="string" office:string-value="{&quot;__v&quot;:0,&quot;competition&quot;:{&quot;name&quot;:&quot;U11&quot;, &quot;section&quot;:&quot;Europa League&quot;, &quot;group&quot;:&quot;1&quot;},&quot;tag&quot;:&quot;2&quot;, &quot;homeTeam&quot;:&quot;U11_Groups_G2_P4&quot;, &quot;awayTeam&quot;:&quot;U11_Groups_G4_P4&quot;}" calcext:value-type="string">
            <text:p>{"__v":0,"competition":{"name":"U11", "section":"Europa League", "group":"1"},"tag":"2", "homeTeam":"U11_Groups_G2_P4", "awayTeam":"U11_Groups_G4_P4"}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AGE_GROUP &amp; &quot;_&quot; &amp;SECTION &amp; &quot;_G2_P4&quot;" office:value-type="string" office:string-value="U11_Groups_G2_P4" calcext:value-type="string">
            <text:p>U11_Groups_G2_P4</text:p>
          </table:table-cell>
          <table:table-cell table:style-name="ce10" table:formula="of:=AGE_GROUP &amp; &quot;_&quot; &amp;SECTION &amp; &quot;_G1_P3&quot;" office:value-type="string" office:string-value="U11_Groups_G1_P3" calcext:value-type="string">
            <text:p>U11_Groups_G1_P3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39] &amp;&quot;&quot;&quot;},&quot;&quot;tag&quot;&quot;:&quot;&quot;&quot; &amp; ['4 Groups of 4 2-Stage Format'.A39] &amp; &quot;&quot;&quot;, &quot;&quot;homeTeam&quot;&quot;:&quot;&quot;&quot; &amp; ['4 Groups of 4 2-Stage Format'.E39] &amp; &quot;&quot;&quot;, &quot;&quot;awayTeam&quot;&quot;:&quot;&quot;&quot; &amp; ['4 Groups of 4 2-Stage Format'.F39] &amp; &quot;&quot;&quot;}&quot;" office:value-type="string" office:string-value="{&quot;__v&quot;:0,&quot;competition&quot;:{&quot;name&quot;:&quot;U11&quot;, &quot;section&quot;:&quot;Europa League&quot;, &quot;group&quot;:&quot;1&quot;},&quot;tag&quot;:&quot;3&quot;, &quot;homeTeam&quot;:&quot;U11_Groups_G2_P4&quot;, &quot;awayTeam&quot;:&quot;U11_Groups_G1_P3&quot;}" calcext:value-type="string">
            <text:p>{"__v":0,"competition":{"name":"U11", "section":"Europa League", "group":"1"},"tag":"3", "homeTeam":"U11_Groups_G2_P4", "awayTeam":"U11_Groups_G1_P3"}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AGE_GROUP &amp; &quot;_&quot; &amp;SECTION &amp; &quot;_G3_P3&quot;" office:value-type="string" office:string-value="U11_Groups_G3_P3" calcext:value-type="string">
            <text:p>U11_Groups_G3_P3</text:p>
          </table:table-cell>
          <table:table-cell table:style-name="ce10" table:formula="of:=AGE_GROUP &amp; &quot;_&quot; &amp;SECTION &amp; &quot;_G4_P4&quot;" office:value-type="string" office:string-value="U11_Groups_G4_P4" calcext:value-type="string">
            <text:p>U11_Groups_G4_P4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40] &amp;&quot;&quot;&quot;},&quot;&quot;tag&quot;&quot;:&quot;&quot;&quot; &amp; ['4 Groups of 4 2-Stage Format'.A40] &amp; &quot;&quot;&quot;, &quot;&quot;homeTeam&quot;&quot;:&quot;&quot;&quot; &amp; ['4 Groups of 4 2-Stage Format'.E40] &amp; &quot;&quot;&quot;, &quot;&quot;awayTeam&quot;&quot;:&quot;&quot;&quot; &amp; ['4 Groups of 4 2-Stage Format'.F40] &amp; &quot;&quot;&quot;}&quot;" office:value-type="string" office:string-value="{&quot;__v&quot;:0,&quot;competition&quot;:{&quot;name&quot;:&quot;U11&quot;, &quot;section&quot;:&quot;Europa League&quot;, &quot;group&quot;:&quot;1&quot;},&quot;tag&quot;:&quot;4&quot;, &quot;homeTeam&quot;:&quot;U11_Groups_G3_P3&quot;, &quot;awayTeam&quot;:&quot;U11_Groups_G4_P4&quot;}" calcext:value-type="string">
            <text:p>{"__v":0,"competition":{"name":"U11", "section":"Europa League", "group":"1"},"tag":"4", "homeTeam":"U11_Groups_G3_P3", "awayTeam":"U11_Groups_G4_P4"}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AGE_GROUP &amp; &quot;_&quot; &amp;SECTION &amp; &quot;_G4_P4&quot;" office:value-type="string" office:string-value="U11_Groups_G4_P4" calcext:value-type="string">
            <text:p>U11_Groups_G4_P4</text:p>
          </table:table-cell>
          <table:table-cell table:style-name="ce10" table:formula="of:=AGE_GROUP &amp; &quot;_&quot; &amp;SECTION &amp; &quot;_G1_P3&quot;" office:value-type="string" office:string-value="U11_Groups_G1_P3" calcext:value-type="string">
            <text:p>U11_Groups_G1_P3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41] &amp;&quot;&quot;&quot;},&quot;&quot;tag&quot;&quot;:&quot;&quot;&quot; &amp; ['4 Groups of 4 2-Stage Format'.A41] &amp; &quot;&quot;&quot;, &quot;&quot;homeTeam&quot;&quot;:&quot;&quot;&quot; &amp; ['4 Groups of 4 2-Stage Format'.E41] &amp; &quot;&quot;&quot;, &quot;&quot;awayTeam&quot;&quot;:&quot;&quot;&quot; &amp; ['4 Groups of 4 2-Stage Format'.F41] &amp; &quot;&quot;&quot;}&quot;" office:value-type="string" office:string-value="{&quot;__v&quot;:0,&quot;competition&quot;:{&quot;name&quot;:&quot;U11&quot;, &quot;section&quot;:&quot;Europa League&quot;, &quot;group&quot;:&quot;1&quot;},&quot;tag&quot;:&quot;5&quot;, &quot;homeTeam&quot;:&quot;U11_Groups_G4_P4&quot;, &quot;awayTeam&quot;:&quot;U11_Groups_G1_P3&quot;}" calcext:value-type="string">
            <text:p>{"__v":0,"competition":{"name":"U11", "section":"Europa League", "group":"1"},"tag":"5", "homeTeam":"U11_Groups_G4_P4", "awayTeam":"U11_Groups_G1_P3"}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AGE_GROUP &amp; &quot;_&quot; &amp;SECTION &amp; &quot;_G3_P3&quot;" office:value-type="string" office:string-value="U11_Groups_G3_P3" calcext:value-type="string">
            <text:p>U11_Groups_G3_P3</text:p>
          </table:table-cell>
          <table:table-cell table:style-name="ce10" table:formula="of:=AGE_GROUP &amp; &quot;_&quot; &amp;SECTION &amp; &quot;_G2_P4&quot;" office:value-type="string" office:string-value="U11_Groups_G2_P4" calcext:value-type="string">
            <text:p>U11_Groups_G2_P4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42] &amp;&quot;&quot;&quot;},&quot;&quot;tag&quot;&quot;:&quot;&quot;&quot; &amp; ['4 Groups of 4 2-Stage Format'.A42] &amp; &quot;&quot;&quot;, &quot;&quot;homeTeam&quot;&quot;:&quot;&quot;&quot; &amp; ['4 Groups of 4 2-Stage Format'.E42] &amp; &quot;&quot;&quot;, &quot;&quot;awayTeam&quot;&quot;:&quot;&quot;&quot; &amp; ['4 Groups of 4 2-Stage Format'.F42] &amp; &quot;&quot;&quot;}&quot;" office:value-type="string" office:string-value="{&quot;__v&quot;:0,&quot;competition&quot;:{&quot;name&quot;:&quot;U11&quot;, &quot;section&quot;:&quot;Europa League&quot;, &quot;group&quot;:&quot;1&quot;},&quot;tag&quot;:&quot;6&quot;, &quot;homeTeam&quot;:&quot;U11_Groups_G3_P3&quot;, &quot;awayTeam&quot;:&quot;U11_Groups_G2_P4&quot;}" calcext:value-type="string">
            <text:p>{"__v":0,"competition":{"name":"U11", "section":"Europa League", "group":"1"},"tag":"6", "homeTeam":"U11_Groups_G3_P3", "awayTeam":"U11_Groups_G2_P4"}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AGE_GROUP &amp; &quot;_&quot; &amp;SECTION &amp; &quot;_G2_P3&quot;" office:value-type="string" office:string-value="U11_Groups_G2_P3" calcext:value-type="string">
            <text:p>U11_Groups_G2_P3</text:p>
          </table:table-cell>
          <table:table-cell table:style-name="ce10" table:formula="of:=AGE_GROUP &amp; &quot;_&quot; &amp;SECTION &amp; &quot;_G4_P3&quot;" office:value-type="string" office:string-value="U11_Groups_G4_P3" calcext:value-type="string">
            <text:p>U11_Groups_G4_P3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43] &amp;&quot;&quot;&quot;},&quot;&quot;tag&quot;&quot;:&quot;&quot;&quot; &amp; ['4 Groups of 4 2-Stage Format'.A43] &amp; &quot;&quot;&quot;, &quot;&quot;homeTeam&quot;&quot;:&quot;&quot;&quot; &amp; ['4 Groups of 4 2-Stage Format'.E43] &amp; &quot;&quot;&quot;, &quot;&quot;awayTeam&quot;&quot;:&quot;&quot;&quot; &amp; ['4 Groups of 4 2-Stage Format'.F43] &amp; &quot;&quot;&quot;}&quot;" office:value-type="string" office:string-value="{&quot;__v&quot;:0,&quot;competition&quot;:{&quot;name&quot;:&quot;U11&quot;, &quot;section&quot;:&quot;Europa League&quot;, &quot;group&quot;:&quot;2&quot;},&quot;tag&quot;:&quot;1&quot;, &quot;homeTeam&quot;:&quot;U11_Groups_G2_P3&quot;, &quot;awayTeam&quot;:&quot;U11_Groups_G4_P3&quot;}" calcext:value-type="string">
            <text:p>{"__v":0,"competition":{"name":"U11", "section":"Europa League", "group":"2"},"tag":"1", "homeTeam":"U11_Groups_G2_P3", "awayTeam":"U11_Groups_G4_P3"}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AGE_GROUP &amp; &quot;_&quot; &amp;SECTION &amp; &quot;_G3_P4&quot;" office:value-type="string" office:string-value="U11_Groups_G3_P4" calcext:value-type="string">
            <text:p>U11_Groups_G3_P4</text:p>
          </table:table-cell>
          <table:table-cell table:style-name="ce10" table:formula="of:=AGE_GROUP &amp; &quot;_&quot; &amp;SECTION &amp; &quot;_G1_P4&quot;" office:value-type="string" office:string-value="U11_Groups_G1_P4" calcext:value-type="string">
            <text:p>U11_Groups_G1_P4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44] &amp;&quot;&quot;&quot;},&quot;&quot;tag&quot;&quot;:&quot;&quot;&quot; &amp; ['4 Groups of 4 2-Stage Format'.A44] &amp; &quot;&quot;&quot;, &quot;&quot;homeTeam&quot;&quot;:&quot;&quot;&quot; &amp; ['4 Groups of 4 2-Stage Format'.E44] &amp; &quot;&quot;&quot;, &quot;&quot;awayTeam&quot;&quot;:&quot;&quot;&quot; &amp; ['4 Groups of 4 2-Stage Format'.F44] &amp; &quot;&quot;&quot;}&quot;" office:value-type="string" office:string-value="{&quot;__v&quot;:0,&quot;competition&quot;:{&quot;name&quot;:&quot;U11&quot;, &quot;section&quot;:&quot;Europa League&quot;, &quot;group&quot;:&quot;2&quot;},&quot;tag&quot;:&quot;2&quot;, &quot;homeTeam&quot;:&quot;U11_Groups_G3_P4&quot;, &quot;awayTeam&quot;:&quot;U11_Groups_G1_P4&quot;}" calcext:value-type="string">
            <text:p>{"__v":0,"competition":{"name":"U11", "section":"Europa League", "group":"2"},"tag":"2", "homeTeam":"U11_Groups_G3_P4", "awayTeam":"U11_Groups_G1_P4"}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AGE_GROUP &amp; &quot;_&quot; &amp;SECTION &amp; &quot;_G3_P4&quot;" office:value-type="string" office:string-value="U11_Groups_G3_P4" calcext:value-type="string">
            <text:p>U11_Groups_G3_P4</text:p>
          </table:table-cell>
          <table:table-cell table:style-name="ce10" table:formula="of:=AGE_GROUP &amp; &quot;_&quot; &amp;SECTION &amp; &quot;_G2_P3&quot;" office:value-type="string" office:string-value="U11_Groups_G2_P3" calcext:value-type="string">
            <text:p>U11_Groups_G2_P3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45] &amp;&quot;&quot;&quot;},&quot;&quot;tag&quot;&quot;:&quot;&quot;&quot; &amp; ['4 Groups of 4 2-Stage Format'.A45] &amp; &quot;&quot;&quot;, &quot;&quot;homeTeam&quot;&quot;:&quot;&quot;&quot; &amp; ['4 Groups of 4 2-Stage Format'.E45] &amp; &quot;&quot;&quot;, &quot;&quot;awayTeam&quot;&quot;:&quot;&quot;&quot; &amp; ['4 Groups of 4 2-Stage Format'.F45] &amp; &quot;&quot;&quot;}&quot;" office:value-type="string" office:string-value="{&quot;__v&quot;:0,&quot;competition&quot;:{&quot;name&quot;:&quot;U11&quot;, &quot;section&quot;:&quot;Europa League&quot;, &quot;group&quot;:&quot;2&quot;},&quot;tag&quot;:&quot;3&quot;, &quot;homeTeam&quot;:&quot;U11_Groups_G3_P4&quot;, &quot;awayTeam&quot;:&quot;U11_Groups_G2_P3&quot;}" calcext:value-type="string">
            <text:p>{"__v":0,"competition":{"name":"U11", "section":"Europa League", "group":"2"},"tag":"3", "homeTeam":"U11_Groups_G3_P4", "awayTeam":"U11_Groups_G2_P3"}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AGE_GROUP &amp; &quot;_&quot; &amp;SECTION &amp; &quot;_G4_P3&quot;" office:value-type="string" office:string-value="U11_Groups_G4_P3" calcext:value-type="string">
            <text:p>U11_Groups_G4_P3</text:p>
          </table:table-cell>
          <table:table-cell table:style-name="ce10" table:formula="of:=AGE_GROUP &amp; &quot;_&quot; &amp;SECTION &amp; &quot;_G1_P4&quot;" office:value-type="string" office:string-value="U11_Groups_G1_P4" calcext:value-type="string">
            <text:p>U11_Groups_G1_P4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46] &amp;&quot;&quot;&quot;},&quot;&quot;tag&quot;&quot;:&quot;&quot;&quot; &amp; ['4 Groups of 4 2-Stage Format'.A46] &amp; &quot;&quot;&quot;, &quot;&quot;homeTeam&quot;&quot;:&quot;&quot;&quot; &amp; ['4 Groups of 4 2-Stage Format'.E46] &amp; &quot;&quot;&quot;, &quot;&quot;awayTeam&quot;&quot;:&quot;&quot;&quot; &amp; ['4 Groups of 4 2-Stage Format'.F46] &amp; &quot;&quot;&quot;}&quot;" office:value-type="string" office:string-value="{&quot;__v&quot;:0,&quot;competition&quot;:{&quot;name&quot;:&quot;U11&quot;, &quot;section&quot;:&quot;Europa League&quot;, &quot;group&quot;:&quot;2&quot;},&quot;tag&quot;:&quot;4&quot;, &quot;homeTeam&quot;:&quot;U11_Groups_G4_P3&quot;, &quot;awayTeam&quot;:&quot;U11_Groups_G1_P4&quot;}" calcext:value-type="string">
            <text:p>{"__v":0,"competition":{"name":"U11", "section":"Europa League", "group":"2"},"tag":"4", "homeTeam":"U11_Groups_G4_P3", "awayTeam":"U11_Groups_G1_P4"}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AGE_GROUP &amp; &quot;_&quot; &amp;SECTION &amp; &quot;_G1_P4&quot;" office:value-type="string" office:string-value="U11_Groups_G1_P4" calcext:value-type="string">
            <text:p>U11_Groups_G1_P4</text:p>
          </table:table-cell>
          <table:table-cell table:style-name="ce10" table:formula="of:=AGE_GROUP &amp; &quot;_&quot; &amp;SECTION &amp; &quot;_G2_P3&quot;" office:value-type="string" office:string-value="U11_Groups_G2_P3" calcext:value-type="string">
            <text:p>U11_Groups_G2_P3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47] &amp;&quot;&quot;&quot;},&quot;&quot;tag&quot;&quot;:&quot;&quot;&quot; &amp; ['4 Groups of 4 2-Stage Format'.A47] &amp; &quot;&quot;&quot;, &quot;&quot;homeTeam&quot;&quot;:&quot;&quot;&quot; &amp; ['4 Groups of 4 2-Stage Format'.E47] &amp; &quot;&quot;&quot;, &quot;&quot;awayTeam&quot;&quot;:&quot;&quot;&quot; &amp; ['4 Groups of 4 2-Stage Format'.F47] &amp; &quot;&quot;&quot;}&quot;" office:value-type="string" office:string-value="{&quot;__v&quot;:0,&quot;competition&quot;:{&quot;name&quot;:&quot;U11&quot;, &quot;section&quot;:&quot;Europa League&quot;, &quot;group&quot;:&quot;2&quot;},&quot;tag&quot;:&quot;5&quot;, &quot;homeTeam&quot;:&quot;U11_Groups_G1_P4&quot;, &quot;awayTeam&quot;:&quot;U11_Groups_G2_P3&quot;}" calcext:value-type="string">
            <text:p>{"__v":0,"competition":{"name":"U11", "section":"Europa League", "group":"2"},"tag":"5", "homeTeam":"U11_Groups_G1_P4", "awayTeam":"U11_Groups_G2_P3"}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AGE_GROUP &amp; &quot;_&quot; &amp;SECTION &amp; &quot;_G4_P3&quot;" office:value-type="string" office:string-value="U11_Groups_G4_P3" calcext:value-type="string">
            <text:p>U11_Groups_G4_P3</text:p>
          </table:table-cell>
          <table:table-cell table:style-name="ce10" table:formula="of:=AGE_GROUP &amp; &quot;_&quot; &amp;SECTION &amp; &quot;_G3_P4&quot;" office:value-type="string" office:string-value="U11_Groups_G3_P4" calcext:value-type="string">
            <text:p>U11_Groups_G3_P4</text:p>
          </table:table-cell>
          <table:table-cell table:style-name="ce15" table:formula="of:=&quot;{&quot;&quot;__v&quot;&quot;:0,&quot;&quot;competition&quot;&quot;:{&quot;&quot;name&quot;&quot;:&quot;&quot;&quot; &amp; AGE_GROUP &amp; &quot;&quot;&quot;, &quot;&quot;section&quot;&quot;:&quot;&quot;Europa League&quot;&quot;, &quot;&quot;group&quot;&quot;:&quot;&quot;&quot; &amp; ['4 Groups of 4 2-Stage Format'.B48] &amp;&quot;&quot;&quot;},&quot;&quot;tag&quot;&quot;:&quot;&quot;&quot; &amp; ['4 Groups of 4 2-Stage Format'.A48] &amp; &quot;&quot;&quot;, &quot;&quot;homeTeam&quot;&quot;:&quot;&quot;&quot; &amp; ['4 Groups of 4 2-Stage Format'.E48] &amp; &quot;&quot;&quot;, &quot;&quot;awayTeam&quot;&quot;:&quot;&quot;&quot; &amp; ['4 Groups of 4 2-Stage Format'.F48] &amp; &quot;&quot;&quot;}&quot;" office:value-type="string" office:string-value="{&quot;__v&quot;:0,&quot;competition&quot;:{&quot;name&quot;:&quot;U11&quot;, &quot;section&quot;:&quot;Europa League&quot;, &quot;group&quot;:&quot;2&quot;},&quot;tag&quot;:&quot;6&quot;, &quot;homeTeam&quot;:&quot;U11_Groups_G4_P3&quot;, &quot;awayTeam&quot;:&quot;U11_Groups_G3_P4&quot;}" calcext:value-type="string">
            <text:p>{"__v":0,"competition":{"name":"U11", "section":"Europa League", "group":"2"},"tag":"6", "homeTeam":"U11_Groups_G4_P3", "awayTeam":"U11_Groups_G3_P4"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-SF1</text:p>
          </table:table-cell>
          <table:table-cell/>
          <table:table-cell table:style-name="ce10" table:number-columns-repeated="2"/>
          <table:table-cell table:style-name="ce10" table:formula="of:=AGE_GROUP&amp;&quot;_CL_G1_P1&quot;" office:value-type="string" office:string-value="U11_CL_G1_P1" calcext:value-type="string">
            <text:p>U11_CL_G1_P1</text:p>
          </table:table-cell>
          <table:table-cell table:style-name="ce10" table:formula="of:=AGE_GROUP&amp;&quot;_CL_G2_P2&quot;" office:value-type="string" office:string-value="U11_CL_G2_P2" calcext:value-type="string">
            <text:p>U11_CL_G2_P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},&quot;&quot;tag&quot;&quot;:&quot;&quot;&quot; &amp; ['4 Groups of 4 2-Stage Format'.A49] &amp; &quot;&quot;&quot;, &quot;&quot;homeTeam&quot;&quot;:&quot;&quot;&quot; &amp; ['4 Groups of 4 2-Stage Format'.E49] &amp; &quot;&quot;&quot;, &quot;&quot;awayTeam&quot;&quot;:&quot;&quot;&quot; &amp; ['4 Groups of 4 2-Stage Format'.F49] &amp; &quot;&quot;&quot;}&quot;" office:value-type="string" office:string-value="{&quot;__v&quot;:0,&quot;competition&quot;:{&quot;name&quot;:&quot;U11&quot;, &quot;section&quot;:&quot;Champions League&quot;},&quot;tag&quot;:&quot;13-SF1&quot;, &quot;homeTeam&quot;:&quot;U11_CL_G1_P1&quot;, &quot;awayTeam&quot;:&quot;U11_CL_G2_P2&quot;}" calcext:value-type="string">
            <text:p>{"__v":0,"competition":{"name":"U11", "section":"Champions League"},"tag":"13-SF1", "homeTeam":"U11_CL_G1_P1", "awayTeam":"U11_CL_G2_P2"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-SF2</text:p>
          </table:table-cell>
          <table:table-cell/>
          <table:table-cell table:style-name="ce10" table:number-columns-repeated="2"/>
          <table:table-cell table:style-name="ce10" table:formula="of:=AGE_GROUP&amp;&quot;_CL_G2_P1&quot;" office:value-type="string" office:string-value="U11_CL_G2_P1" calcext:value-type="string">
            <text:p>U11_CL_G2_P1</text:p>
          </table:table-cell>
          <table:table-cell table:style-name="ce10" table:formula="of:=AGE_GROUP&amp;&quot;_CL_G1_P2&quot;" office:value-type="string" office:string-value="U11_CL_G1_P2" calcext:value-type="string">
            <text:p>U11_CL_G1_P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},&quot;&quot;tag&quot;&quot;:&quot;&quot;&quot; &amp; ['4 Groups of 4 2-Stage Format'.A50] &amp; &quot;&quot;&quot;, &quot;&quot;homeTeam&quot;&quot;:&quot;&quot;&quot; &amp; ['4 Groups of 4 2-Stage Format'.E50] &amp; &quot;&quot;&quot;, &quot;&quot;awayTeam&quot;&quot;:&quot;&quot;&quot; &amp; ['4 Groups of 4 2-Stage Format'.F50] &amp; &quot;&quot;&quot;}&quot;" office:value-type="string" office:string-value="{&quot;__v&quot;:0,&quot;competition&quot;:{&quot;name&quot;:&quot;U11&quot;, &quot;section&quot;:&quot;Champions League&quot;},&quot;tag&quot;:&quot;14-SF2&quot;, &quot;homeTeam&quot;:&quot;U11_CL_G2_P1&quot;, &quot;awayTeam&quot;:&quot;U11_CL_G1_P2&quot;}" calcext:value-type="string">
            <text:p>{"__v":0,"competition":{"name":"U11", "section":"Champions League"},"tag":"14-SF2", "homeTeam":"U11_CL_G2_P1", "awayTeam":"U11_CL_G1_P2"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-FINAL1</text:p>
          </table:table-cell>
          <table:table-cell/>
          <table:table-cell table:style-name="ce10" table:number-columns-repeated="2"/>
          <table:table-cell table:style-name="ce10" table:formula="of:=AGE_GROUP&amp;&quot;_CL_SF1&quot;" office:value-type="string" office:string-value="U11_CL_SF1" calcext:value-type="string">
            <text:p>U11_CL_SF1</text:p>
          </table:table-cell>
          <table:table-cell table:style-name="ce10" table:formula="of:=AGE_GROUP&amp;&quot;_CL_SF1&quot;" office:value-type="string" office:string-value="U11_CL_SF1" calcext:value-type="string">
            <text:p>U11_CL_SF1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Champions League&quot;&quot;},&quot;&quot;tag&quot;&quot;:&quot;&quot;&quot; &amp; ['4 Groups of 4 2-Stage Format'.A51] &amp; &quot;&quot;&quot;, &quot;&quot;homeTeam&quot;&quot;:&quot;&quot;&quot; &amp; ['4 Groups of 4 2-Stage Format'.E51] &amp; &quot;&quot;&quot;, &quot;&quot;awayTeam&quot;&quot;:&quot;&quot;&quot; &amp; ['4 Groups of 4 2-Stage Format'.F51] &amp; &quot;&quot;&quot;}&quot;" office:value-type="string" office:string-value="{&quot;__v&quot;:0,&quot;competition&quot;:{&quot;name&quot;:&quot;U11&quot;, &quot;section&quot;:&quot;Champions League&quot;},&quot;tag&quot;:&quot;15-FINAL1&quot;, &quot;homeTeam&quot;:&quot;U11_CL_SF1&quot;, &quot;awayTeam&quot;:&quot;U11_CL_SF1&quot;}" calcext:value-type="string">
            <text:p>{"__v":0,"competition":{"name":"U11", "section":"Champions League"},"tag":"15-FINAL1", "homeTeam":"U11_CL_SF1", "awayTeam":"U11_CL_SF1"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-SF1</text:p>
          </table:table-cell>
          <table:table-cell/>
          <table:table-cell table:style-name="ce10" table:number-columns-repeated="2"/>
          <table:table-cell table:style-name="ce10" table:formula="of:=AGE_GROUP&amp;&quot;_EL_G1_P1&quot;" office:value-type="string" office:string-value="U11_EL_G1_P1" calcext:value-type="string">
            <text:p>U11_EL_G1_P1</text:p>
          </table:table-cell>
          <table:table-cell table:style-name="ce10" table:formula="of:=AGE_GROUP&amp;&quot;_EL_G2_P2&quot;" office:value-type="string" office:string-value="U11_EL_G2_P2" calcext:value-type="string">
            <text:p>U11_EL_G2_P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Europa League&quot;&quot;},&quot;&quot;tag&quot;&quot;:&quot;&quot;&quot; &amp; ['4 Groups of 4 2-Stage Format'.A52] &amp; &quot;&quot;&quot;, &quot;&quot;homeTeam&quot;&quot;:&quot;&quot;&quot; &amp; ['4 Groups of 4 2-Stage Format'.E52] &amp; &quot;&quot;&quot;, &quot;&quot;awayTeam&quot;&quot;:&quot;&quot;&quot; &amp; ['4 Groups of 4 2-Stage Format'.F52] &amp; &quot;&quot;&quot;}&quot;" office:value-type="string" office:string-value="{&quot;__v&quot;:0,&quot;competition&quot;:{&quot;name&quot;:&quot;U11&quot;, &quot;section&quot;:&quot;Europa League&quot;},&quot;tag&quot;:&quot;13-SF1&quot;, &quot;homeTeam&quot;:&quot;U11_EL_G1_P1&quot;, &quot;awayTeam&quot;:&quot;U11_EL_G2_P2&quot;}" calcext:value-type="string">
            <text:p>{"__v":0,"competition":{"name":"U11", "section":"Europa League"},"tag":"13-SF1", "homeTeam":"U11_EL_G1_P1", "awayTeam":"U11_EL_G2_P2"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-SF2</text:p>
          </table:table-cell>
          <table:table-cell/>
          <table:table-cell table:style-name="ce10" table:number-columns-repeated="2"/>
          <table:table-cell table:style-name="ce10" table:formula="of:=AGE_GROUP&amp;&quot;_EL_G2_P1&quot;" office:value-type="string" office:string-value="U11_EL_G2_P1" calcext:value-type="string">
            <text:p>U11_EL_G2_P1</text:p>
          </table:table-cell>
          <table:table-cell table:style-name="ce10" table:formula="of:=AGE_GROUP&amp;&quot;_EL_G1_P2&quot;" office:value-type="string" office:string-value="U11_EL_G1_P2" calcext:value-type="string">
            <text:p>U11_EL_G1_P2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Europa League&quot;&quot;},&quot;&quot;tag&quot;&quot;:&quot;&quot;&quot; &amp; ['4 Groups of 4 2-Stage Format'.A53] &amp; &quot;&quot;&quot;, &quot;&quot;homeTeam&quot;&quot;:&quot;&quot;&quot; &amp; ['4 Groups of 4 2-Stage Format'.E53] &amp; &quot;&quot;&quot;, &quot;&quot;awayTeam&quot;&quot;:&quot;&quot;&quot; &amp; ['4 Groups of 4 2-Stage Format'.F53] &amp; &quot;&quot;&quot;}&quot;" office:value-type="string" office:string-value="{&quot;__v&quot;:0,&quot;competition&quot;:{&quot;name&quot;:&quot;U11&quot;, &quot;section&quot;:&quot;Europa League&quot;},&quot;tag&quot;:&quot;14-SF2&quot;, &quot;homeTeam&quot;:&quot;U11_EL_G2_P1&quot;, &quot;awayTeam&quot;:&quot;U11_EL_G1_P2&quot;}" calcext:value-type="string">
            <text:p>{"__v":0,"competition":{"name":"U11", "section":"Europa League"},"tag":"14-SF2", "homeTeam":"U11_EL_G2_P1", "awayTeam":"U11_EL_G1_P2"}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-FINAL1</text:p>
          </table:table-cell>
          <table:table-cell/>
          <table:table-cell table:style-name="ce10" table:number-columns-repeated="2"/>
          <table:table-cell table:style-name="ce10" table:formula="of:=AGE_GROUP&amp;&quot;_EL_SF1&quot;" office:value-type="string" office:string-value="U11_EL_SF1" calcext:value-type="string">
            <text:p>U11_EL_SF1</text:p>
          </table:table-cell>
          <table:table-cell table:style-name="ce10" table:formula="of:=AGE_GROUP&amp;&quot;_EL_SF1&quot;" office:value-type="string" office:string-value="U11_EL_SF1" calcext:value-type="string">
            <text:p>U11_EL_SF1</text:p>
          </table:table-cell>
          <table:table-cell table:formula="of:=&quot;{&quot;&quot;__v&quot;&quot;:0,&quot;&quot;competition&quot;&quot;:{&quot;&quot;name&quot;&quot;:&quot;&quot;&quot; &amp; AGE_GROUP &amp; &quot;&quot;&quot;, &quot;&quot;section&quot;&quot;:&quot;&quot;Europa League&quot;&quot;},&quot;&quot;tag&quot;&quot;:&quot;&quot;&quot; &amp; ['4 Groups of 4 2-Stage Format'.A54] &amp; &quot;&quot;&quot;, &quot;&quot;homeTeam&quot;&quot;:&quot;&quot;&quot; &amp; ['4 Groups of 4 2-Stage Format'.E54] &amp; &quot;&quot;&quot;, &quot;&quot;awayTeam&quot;&quot;:&quot;&quot;&quot; &amp; ['4 Groups of 4 2-Stage Format'.F54] &amp; &quot;&quot;&quot;}&quot;" office:value-type="string" office:string-value="{&quot;__v&quot;:0,&quot;competition&quot;:{&quot;name&quot;:&quot;U11&quot;, &quot;section&quot;:&quot;Europa League&quot;},&quot;tag&quot;:&quot;15-FINAL1&quot;, &quot;homeTeam&quot;:&quot;U11_EL_SF1&quot;, &quot;awayTeam&quot;:&quot;U11_EL_SF1&quot;}" calcext:value-type="string">
            <text:p>{"__v":0,"competition":{"name":"U11", "section":"Europa League"},"tag":"15-FINAL1", "homeTeam":"U11_EL_SF1", "awayTeam":"U11_EL_SF1"}</text:p>
          </table:table-cell>
          <table:table-cell table:number-columns-repeated="101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GE_GROUP" table:base-cell-address="$'TEAM NAMES'.$B$2" table:cell-range-address="$'TEAM NAMES'.$B$2"/>
        <table:named-range table:name="SECTION" table:base-cell-address="$'TEAM NAMES'.$B$2" table:cell-range-address="$'TEAM NAMES'.$B$3"/>
        <table:named-range table:name="TRANSLATED_TEAM_NAMES" table:base-cell-address="$'TEAM NAMES'.$A$16" table:cell-range-address="$'TEAM NAMES'.$A$16:.$I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£</number:text>
      <number:number number:decimal-places="0" number:min-integer-digits="1" number:grouping="true"/>
    </number:number-style>
    <number:number-style style:name="N112">
      <number:text>-£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integer-digits="1" number:grouping="true"/>
    </number:number-style>
    <number:number-style style:name="N115">
      <number:text>-£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 style:data-style-name="N2" text:time-value="10:56:45.140035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creator>Darren Davison</dc:creator>
    <dc:date>2015-09-13T22:07:42.514858972</dc:date>
    <meta:generator>LibreOffice/4.4.3.2$Linux_X86_64 LibreOffice_project/40m0$Build-2</meta:generator>
    <meta:editing-duration>P1DT5H59M28S</meta:editing-duration>
    <meta:editing-cycles>21</meta:editing-cycles>
    <meta:document-statistic meta:table-count="3" meta:cell-count="649" meta:object-count="0"/>
  </office:meta>
</office:document-meta>
</file>